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" manifest:full-path="Object 2/Pictures/2000000D000000DD000000DD8384ABF7.svm"/>
  <manifest:file-entry manifest:media-type="" manifest:full-path="Object 2/Pictures/2000000D000000DD000000DD3F0040E4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" manifest:full-path="Object 3/Pictures/2000000D000000DD000000DD8384ABF7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fo:border="0.002cm solid #000000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0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1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12" style:family="table-cell" style:parent-style-name="Default">
      <style:table-cell-properties fo:border-bottom="none" fo:border-left="0.035cm solid #000000" fo:border-right="none" fo:border-top="0.035cm solid #000000"/>
    </style:style>
    <style:style style:name="ce13" style:family="table-cell" style:parent-style-name="Default">
      <style:table-cell-properties fo:border-bottom="none" fo:border-left="0.035cm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35cm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 fo:margin-left="0cm"/>
    </style:style>
    <style:style style:name="ce17" style:family="table-cell" style:parent-style-name="Default" style:data-style-name="N108">
      <style:table-cell-properties fo:border-bottom="none" fo:border-left="0.035cm solid #000000" fo:border-right="none" fo:border-top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ext-properties style:font-name="Arial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108">
      <style:table-cell-properties fo:background-color="#e6e6e6"/>
    </style:style>
    <style:style style:name="ce23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e6e6e6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7" style:family="table-cell" style:parent-style-name="Default" style:data-style-name="N2">
      <style:table-cell-properties fo:border-bottom="0.035cm solid #000000" fo:border-left="0.035cm solid #000000" fo:border-right="0.002cm solid #000000" fo:border-top="0.035cm solid #000000"/>
    </style:style>
    <style:style style:name="ce28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end" fo:margin-left="0cm"/>
    </style:style>
    <style:style style:name="ce29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  <style:text-properties style:font-name="Arial1"/>
    </style:style>
    <style:style style:name="ce30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31" style:family="table-cell" style:parent-style-name="Default">
      <style:table-cell-properties fo:border-bottom="0.035cm solid #000000" fo:border-left="0.002cm solid #000000" fo:border-right="0.035cm solid #000000" fo:border-top="0.035cm solid #000000"/>
    </style:style>
    <style:style style:name="ce32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33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34" style:family="table-cell" style:parent-style-name="Default" style:data-style-name="N109">
      <style:table-cell-properties fo:border-bottom="0.035cm solid #000000" fo:border-left="none" fo:border-right="0.035cm solid #000000" fo:border-top="none" style:vertical-align="middle"/>
    </style:style>
    <style:style style:name="ce35" style:family="table-cell" style:parent-style-name="Default" style:data-style-name="N109">
      <style:table-cell-properties fo:border-bottom="0.002cm solid #000000" fo:border-left="0.002cm solid #000000" fo:border-right="0.035cm solid #000000" fo:border-top="0.002cm solid #000000"/>
    </style:style>
    <style:style style:name="ce36" style:family="table-cell" style:parent-style-name="Default" style:data-style-name="N109">
      <style:table-cell-properties fo:border-bottom="0.035cm solid #000000" fo:border-left="0.002cm solid #000000" fo:border-right="0.035cm solid #000000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Arial1"/>
    </style:style>
  </office:automatic-styles>
  <office:body>
    <office:spreadsheet>
      <table:table table:name="Закон Малюса" table:style-name="ta1" table:print="false">
        <table:table-column table:style-name="co1" table:default-cell-style-name="ce3"/>
        <table:table-column table:style-name="co1" table:number-columns-repeated="2" table:default-cell-style-name="ce7"/>
        <table:table-column table:style-name="co1" table:default-cell-style-name="ce3"/>
        <table:table-column table:style-name="co1" table:default-cell-style-name="ce8"/>
        <table:table-column table:style-name="co2" table:default-cell-style-name="ce17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number-columns-repeated="8" table:default-cell-style-name="ce22"/>
        <table:table-row table:style-name="ro1">
          <table:table-cell table:style-name="ce1" office:value-type="string" table:number-columns-spanned="3" table:number-rows-spanned="1">
            <text:p>Плоская</text:p>
            <text:p>поляризация</text:p>
          </table:table-cell>
          <table:covered-table-cell table:number-columns-repeated="2" table:style-name="ce5"/>
          <table:table-cell table:style-name="ce11" office:value-type="string" table:number-columns-spanned="2" table:number-rows-spanned="1">
            <text:p>Эллиптическая </text:p>
            <text:p>поляризация</text:p>
          </table:table-cell>
          <table:covered-table-cell table:style-name="ce5"/>
          <table:table-cell table:style-name="ce13"/>
          <table:table-cell table:number-columns-repeated="2"/>
          <table:table-cell table:style-name="ce20"/>
          <table:table-cell table:style-name="ce21" office:value-type="string" table:number-columns-spanned="4" table:number-rows-spanned="1">
            <text:p>Плоская поляризация</text:p>
          </table:table-cell>
          <table:covered-table-cell table:number-columns-repeated="3" table:style-name="ce23"/>
          <table:table-cell table:style-name="ce21" office:value-type="string" table:number-columns-spanned="4" table:number-rows-spanned="1">
            <text:p>Эллиптическая поляризация</text:p>
          </table:table-cell>
          <table:covered-table-cell table:style-name="ce23"/>
          <table:covered-table-cell table:number-columns-repeated="2" table:style-name="ce25"/>
        </table:table-row>
        <table:table-row table:style-name="ro2">
          <table:table-cell table:style-name="ce2" office:value-type="string">
            <text:p>φ°</text:p>
          </table:table-cell>
          <table:table-cell table:style-name="ce6" office:value-type="string">
            <text:p>I, мА</text:p>
          </table:table-cell>
          <table:table-cell table:style-name="ce6" office:value-type="string">
            <text:p>I<text:span text:style-name="T1">теор </text:span>, мА</text:p>
          </table:table-cell>
          <table:table-cell table:style-name="ce2" office:value-type="string">
            <text:p>φ°</text:p>
          </table:table-cell>
          <table:table-cell table:style-name="ce6" office:value-type="string">
            <text:p>I, мА</text:p>
          </table:table-cell>
          <table:table-cell table:style-name="ce16"/>
          <table:table-cell table:style-name="ce18" table:number-columns-repeated="2"/>
          <table:table-cell/>
          <table:table-cell table:style-name="ce21" office:value-type="string" table:number-columns-spanned="2" table:number-rows-spanned="1">
            <text:p>I, мА</text:p>
          </table:table-cell>
          <table:covered-table-cell table:style-name="ce24"/>
          <table:table-cell table:style-name="ce21" office:value-type="string" table:number-columns-spanned="2" table:number-rows-spanned="1">
            <text:p>I<text:span text:style-name="T1">теор </text:span>, мА</text:p>
          </table:table-cell>
          <table:covered-table-cell table:style-name="ce24"/>
          <table:table-cell table:style-name="ce21" office:value-type="string" table:number-columns-spanned="2" table:number-rows-spanned="1">
            <text:p>I, мА</text:p>
          </table:table-cell>
          <table:covered-table-cell table:style-name="ce24"/>
          <table:table-cell table:style-name="ce21" office:value-type="string" table:number-columns-spanned="2" table:number-rows-spanned="1">
            <text:p>I<text:span text:style-name="T1">теор </text:span>, мА</text:p>
          </table:table-cell>
          <table:covered-table-cell table:style-name="ce24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7.8">
            <text:p>17,8</text:p>
          </table:table-cell>
          <table:table-cell table:formula="of:=MAX([.$B$3:.$B$40])*COS([.A3]*PI()/180)^2" office:value-type="float" office:value="17.8">
            <text:p>17,8</text:p>
          </table:table-cell>
          <table:table-cell office:value-type="float" office:value="0">
            <text:p>0</text:p>
          </table:table-cell>
          <table:table-cell office:value-type="float" office:value="8.6">
            <text:p>8,6</text:p>
          </table:table-cell>
          <table:table-cell table:number-columns-repeated="4"/>
          <table:table-cell table:formula="of:=[.B3]*SIN([.A3]*PI()/180)" office:value-type="float" office:value="0">
            <text:p>0,0</text:p>
          </table:table-cell>
          <table:table-cell table:formula="of:=[.B3]*COS([.A3]*PI()/180)" office:value-type="float" office:value="17.8">
            <text:p>17,8</text:p>
          </table:table-cell>
          <table:table-cell table:formula="of:=[.C3]*SIN([.A3]*PI()/180)" office:value-type="float" office:value="0">
            <text:p>0,0</text:p>
          </table:table-cell>
          <table:table-cell table:formula="of:=[.C3]*COS([.A3]*PI()/180)" office:value-type="float" office:value="17.8">
            <text:p>17,8</text:p>
          </table:table-cell>
          <table:table-cell table:formula="of:=[.E3]*SIN([.D3]*PI()/180)" office:value-type="float" office:value="0">
            <text:p>0,0</text:p>
          </table:table-cell>
          <table:table-cell table:formula="of:=[.E3]*COS([.D3]*PI()/180)" office:value-type="float" office:value="8.6">
            <text:p>8,6</text:p>
          </table:table-cell>
          <table:table-cell table:formula="of:=MAX(MAX([.N$3:.N$39] );-MIN([.N$3:.N$39]))*SIN([.D3]*PI()/180)" office:value-type="float" office:value="0">
            <text:p>0,0</text:p>
          </table:table-cell>
          <table:table-cell table:formula="of:=MAX(MAX([.O$3:.O$39] );-MIN([.O$3:.O$39]))*COS([.D3]*PI()/180)" office:value-type="float" office:value="8.6">
            <text:p>8,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6.8">
            <text:p>16,8</text:p>
          </table:table-cell>
          <table:table-cell table:formula="of:=MAX([.$B$3:.$B$40])*COS([.A4]*PI()/180)^2" office:value-type="float" office:value="17.2632643249946">
            <text:p>17,3</text:p>
          </table:table-cell>
          <table:table-cell office:value-type="float" office:value="10">
            <text:p>10</text:p>
          </table:table-cell>
          <table:table-cell office:value-type="float" office:value="8.4">
            <text:p>8,4</text:p>
          </table:table-cell>
          <table:table-cell table:number-columns-repeated="4"/>
          <table:table-cell table:formula="of:=[.B4]*SIN([.A4]*PI()/180)" office:value-type="float" office:value="2.91728938480443">
            <text:p>2,9</text:p>
          </table:table-cell>
          <table:table-cell table:formula="of:=[.B4]*COS([.A4]*PI()/180)" office:value-type="float" office:value="16.5447702506051">
            <text:p>16,5</text:p>
          </table:table-cell>
          <table:table-cell table:formula="of:=[.C4]*SIN([.A4]*PI()/180)" office:value-type="float" office:value="2.99773439061784">
            <text:p>3,0</text:p>
          </table:table-cell>
          <table:table-cell table:formula="of:=[.C4]*COS([.A4]*PI()/180)" office:value-type="float" office:value="17.0009965495537">
            <text:p>17,0</text:p>
          </table:table-cell>
          <table:table-cell table:formula="of:=[.E4]*SIN([.D4]*PI()/180)" office:value-type="float" office:value="1.45864469240222">
            <text:p>1,5</text:p>
          </table:table-cell>
          <table:table-cell table:formula="of:=[.E4]*COS([.D4]*PI()/180)" office:value-type="float" office:value="8.27238512530255">
            <text:p>8,3</text:p>
          </table:table-cell>
          <table:table-cell table:formula="of:=MAX(MAX([.N$3:.N$39] );-MIN([.N$3:.N$39]))*SIN([.D4]*PI()/180)" office:value-type="float" office:value="1.14223137816574">
            <text:p>1,1</text:p>
          </table:table-cell>
          <table:table-cell table:formula="of:=MAX(MAX([.O$3:.O$39] );-MIN([.O$3:.O$39]))*COS([.D4]*PI()/180)" office:value-type="float" office:value="8.46934667590499">
            <text:p>8,5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4.5">
            <text:p>14,5</text:p>
          </table:table-cell>
          <table:table-cell table:formula="of:=MAX([.$B$3:.$B$40])*COS([.A5]*PI()/180)^2" office:value-type="float" office:value="15.7177955437589">
            <text:p>15,7</text:p>
          </table:table-cell>
          <table:table-cell office:value-type="float" office:value="20">
            <text:p>20</text:p>
          </table:table-cell>
          <table:table-cell office:value-type="float" office:value="7.9">
            <text:p>7,9</text:p>
          </table:table-cell>
          <table:table-cell table:number-columns-repeated="4"/>
          <table:table-cell table:formula="of:=[.B5]*SIN([.A5]*PI()/180)" office:value-type="float" office:value="4.9592920782222">
            <text:p>5,0</text:p>
          </table:table-cell>
          <table:table-cell table:formula="of:=[.B5]*COS([.A5]*PI()/180)" office:value-type="float" office:value="13.6255430013957">
            <text:p>13,6</text:p>
          </table:table-cell>
          <table:table-cell table:formula="of:=[.C5]*SIN([.A5]*PI()/180)" office:value-type="float" office:value="5.37580268463998">
            <text:p>5,4</text:p>
          </table:table-cell>
          <table:table-cell table:formula="of:=[.C5]*COS([.A5]*PI()/180)" office:value-type="float" office:value="14.7698964874919">
            <text:p>14,8</text:p>
          </table:table-cell>
          <table:table-cell table:formula="of:=[.E5]*SIN([.D5]*PI()/180)" office:value-type="float" office:value="2.70195913227278">
            <text:p>2,7</text:p>
          </table:table-cell>
          <table:table-cell table:formula="of:=[.E5]*COS([.D5]*PI()/180)" office:value-type="float" office:value="7.42357170420868">
            <text:p>7,4</text:p>
          </table:table-cell>
          <table:table-cell table:formula="of:=MAX(MAX([.N$3:.N$39] );-MIN([.N$3:.N$39]))*SIN([.D5]*PI()/180)" office:value-type="float" office:value="2.24975663390289">
            <text:p>2,2</text:p>
          </table:table-cell>
          <table:table-cell table:formula="of:=MAX(MAX([.O$3:.O$39] );-MIN([.O$3:.O$39]))*COS([.D5]*PI()/180)" office:value-type="float" office:value="8.08135653875881">
            <text:p>8,1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1.4">
            <text:p>11,4</text:p>
          </table:table-cell>
          <table:table-cell table:formula="of:=MAX([.$B$3:.$B$40])*COS([.A6]*PI()/180)^2" office:value-type="float" office:value="13.35">
            <text:p>13,4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[.B6]*SIN([.A6]*PI()/180)" office:value-type="float" office:value="5.7">
            <text:p>5,7</text:p>
          </table:table-cell>
          <table:table-cell table:formula="of:=[.B6]*COS([.A6]*PI()/180)" office:value-type="float" office:value="9.8726896031426">
            <text:p>9,9</text:p>
          </table:table-cell>
          <table:table-cell table:formula="of:=[.C6]*SIN([.A6]*PI()/180)" office:value-type="float" office:value="6.675">
            <text:p>6,7</text:p>
          </table:table-cell>
          <table:table-cell table:formula="of:=[.C6]*COS([.A6]*PI()/180)" office:value-type="float" office:value="11.5614391405223">
            <text:p>11,6</text:p>
          </table:table-cell>
          <table:table-cell table:formula="of:=[.E6]*SIN([.D6]*PI()/180)" office:value-type="float" office:value="3.5">
            <text:p>3,5</text:p>
          </table:table-cell>
          <table:table-cell table:formula="of:=[.E6]*COS([.D6]*PI()/180)" office:value-type="float" office:value="6.06217782649107">
            <text:p>6,1</text:p>
          </table:table-cell>
          <table:table-cell table:formula="of:=MAX(MAX([.N$3:.N$39] );-MIN([.N$3:.N$39]))*SIN([.D6]*PI()/180)" office:value-type="float" office:value="3.28892417275068">
            <text:p>3,3</text:p>
          </table:table-cell>
          <table:table-cell table:formula="of:=MAX(MAX([.O$3:.O$39] );-MIN([.O$3:.O$39]))*COS([.D6]*PI()/180)" office:value-type="float" office:value="7.44781847254617">
            <text:p>7,4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7.9">
            <text:p>7,9</text:p>
          </table:table-cell>
          <table:table-cell table:formula="of:=MAX([.$B$3:.$B$40])*COS([.A7]*PI()/180)^2" office:value-type="float" office:value="10.4454687812357">
            <text:p>10,4</text:p>
          </table:table-cell>
          <table:table-cell office:value-type="float" office:value="40">
            <text:p>40</text:p>
          </table:table-cell>
          <table:table-cell office:value-type="float" office:value="6.3">
            <text:p>6,3</text:p>
          </table:table-cell>
          <table:table-cell table:number-columns-repeated="4"/>
          <table:table-cell table:formula="of:=[.B7]*SIN([.A7]*PI()/180)" office:value-type="float" office:value="5.07802211652366">
            <text:p>5,1</text:p>
          </table:table-cell>
          <table:table-cell table:formula="of:=[.B7]*COS([.A7]*PI()/180)" office:value-type="float" office:value="6.05175110063993">
            <text:p>6,1</text:p>
          </table:table-cell>
          <table:table-cell table:formula="of:=[.C7]*SIN([.A7]*PI()/180)" office:value-type="float" office:value="6.71421790994585">
            <text:p>6,7</text:p>
          </table:table-cell>
          <table:table-cell table:formula="of:=[.C7]*COS([.A7]*PI()/180)" office:value-type="float" office:value="8.00169331563836">
            <text:p>8,0</text:p>
          </table:table-cell>
          <table:table-cell table:formula="of:=[.E7]*SIN([.D7]*PI()/180)" office:value-type="float" office:value="4.0495619410252">
            <text:p>4,0</text:p>
          </table:table-cell>
          <table:table-cell table:formula="of:=[.E7]*COS([.D7]*PI()/180)" office:value-type="float" office:value="4.82607999164956">
            <text:p>4,8</text:p>
          </table:table-cell>
          <table:table-cell table:formula="of:=MAX(MAX([.N$3:.N$39] );-MIN([.N$3:.N$39]))*SIN([.D7]*PI()/180)" office:value-type="float" office:value="4.22815941488538">
            <text:p>4,2</text:p>
          </table:table-cell>
          <table:table-cell table:formula="of:=MAX(MAX([.O$3:.O$39] );-MIN([.O$3:.O$39]))*COS([.D7]*PI()/180)" office:value-type="float" office:value="6.58798221082321">
            <text:p>6,6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4.7">
            <text:p>4,7</text:p>
          </table:table-cell>
          <table:table-cell table:formula="of:=MAX([.$B$3:.$B$40])*COS([.A8]*PI()/180)^2" office:value-type="float" office:value="7.35453121876432">
            <text:p>7,4</text:p>
          </table:table-cell>
          <table:table-cell office:value-type="float" office:value="50">
            <text:p>50</text:p>
          </table:table-cell>
          <table:table-cell office:value-type="float" office:value="5.4">
            <text:p>5,4</text:p>
          </table:table-cell>
          <table:table-cell table:number-columns-repeated="4"/>
          <table:table-cell table:formula="of:=[.B8]*SIN([.A8]*PI()/180)" office:value-type="float" office:value="3.6004088826592">
            <text:p>3,6</text:p>
          </table:table-cell>
          <table:table-cell table:formula="of:=[.B8]*COS([.A8]*PI()/180)" office:value-type="float" office:value="3.02110176552674">
            <text:p>3,0</text:p>
          </table:table-cell>
          <table:table-cell table:formula="of:=[.C8]*SIN([.A8]*PI()/180)" office:value-type="float" office:value="5.63389777187945">
            <text:p>5,6</text:p>
          </table:table-cell>
          <table:table-cell table:formula="of:=[.C8]*COS([.A8]*PI()/180)" office:value-type="float" office:value="4.72740154247455">
            <text:p>4,7</text:p>
          </table:table-cell>
          <table:table-cell table:formula="of:=[.E8]*SIN([.D8]*PI()/180)" office:value-type="float" office:value="4.13663999284248">
            <text:p>4,1</text:p>
          </table:table-cell>
          <table:table-cell table:formula="of:=[.E8]*COS([.D8]*PI()/180)" office:value-type="float" office:value="3.47105309230731">
            <text:p>3,5</text:p>
          </table:table-cell>
          <table:table-cell table:formula="of:=MAX(MAX([.N$3:.N$39] );-MIN([.N$3:.N$39]))*SIN([.D8]*PI()/180)" office:value-type="float" office:value="5.03892417275068">
            <text:p>5,0</text:p>
          </table:table-cell>
          <table:table-cell table:formula="of:=MAX(MAX([.O$3:.O$39] );-MIN([.O$3:.O$39]))*COS([.D8]*PI()/180)" office:value-type="float" office:value="5.52797344330424">
            <text:p>5,5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2.2">
            <text:p>2,2</text:p>
          </table:table-cell>
          <table:table-cell table:formula="of:=MAX([.$B$3:.$B$40])*COS([.A9]*PI()/180)^2" office:value-type="float" office:value="4.45">
            <text:p>4,5</text:p>
          </table:table-cell>
          <table:table-cell office:value-type="float" office:value="60">
            <text:p>60</text:p>
          </table:table-cell>
          <table:table-cell office:value-type="float" office:value="4.9">
            <text:p>4,9</text:p>
          </table:table-cell>
          <table:table-cell table:number-columns-repeated="4"/>
          <table:table-cell table:formula="of:=[.B9]*SIN([.A9]*PI()/180)" office:value-type="float" office:value="1.90525588832577">
            <text:p>1,9</text:p>
          </table:table-cell>
          <table:table-cell table:formula="of:=[.B9]*COS([.A9]*PI()/180)" office:value-type="float" office:value="1.1">
            <text:p>1,1</text:p>
          </table:table-cell>
          <table:table-cell table:formula="of:=[.C9]*SIN([.A9]*PI()/180)" office:value-type="float" office:value="3.85381304684075">
            <text:p>3,9</text:p>
          </table:table-cell>
          <table:table-cell table:formula="of:=[.C9]*COS([.A9]*PI()/180)" office:value-type="float" office:value="2.225">
            <text:p>2,2</text:p>
          </table:table-cell>
          <table:table-cell table:formula="of:=[.E9]*SIN([.D9]*PI()/180)" office:value-type="float" office:value="4.24352447854375">
            <text:p>4,2</text:p>
          </table:table-cell>
          <table:table-cell table:formula="of:=[.E9]*COS([.D9]*PI()/180)" office:value-type="float" office:value="2.45">
            <text:p>2,5</text:p>
          </table:table-cell>
          <table:table-cell table:formula="of:=MAX(MAX([.N$3:.N$39] );-MIN([.N$3:.N$39]))*SIN([.D9]*PI()/180)" office:value-type="float" office:value="5.69658376944562">
            <text:p>5,7</text:p>
          </table:table-cell>
          <table:table-cell table:formula="of:=MAX(MAX([.O$3:.O$39] );-MIN([.O$3:.O$39]))*COS([.D9]*PI()/180)" office:value-type="float" office:value="4.3">
            <text:p>4,3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.3">
            <text:p>1,3</text:p>
          </table:table-cell>
          <table:table-cell table:formula="of:=MAX([.$B$3:.$B$40])*COS([.A10]*PI()/180)^2" office:value-type="float" office:value="3.1791902737898">
            <text:p>3,2</text:p>
          </table:table-cell>
          <table:table-cell office:value-type="float" office:value="70">
            <text:p>70</text:p>
          </table:table-cell>
          <table:table-cell office:value-type="float" office:value="4.8">
            <text:p>4,8</text:p>
          </table:table-cell>
          <table:table-cell table:number-columns-repeated="4"/>
          <table:table-cell table:formula="of:=[.B10]*SIN([.A10]*PI()/180)" office:value-type="float" office:value="1.17820012314764">
            <text:p>1,2</text:p>
          </table:table-cell>
          <table:table-cell table:formula="of:=[.B10]*COS([.A10]*PI()/180)" office:value-type="float" office:value="0.549403740262909">
            <text:p>0,5</text:p>
          </table:table-cell>
          <table:table-cell table:formula="of:=[.C10]*SIN([.A10]*PI()/180)" office:value-type="float" office:value="2.88132490160688">
            <text:p>2,9</text:p>
          </table:table-cell>
          <table:table-cell table:formula="of:=[.C10]*COS([.A10]*PI()/180)" office:value-type="float" office:value="1.34358386725198">
            <text:p>1,3</text:p>
          </table:table-cell>
          <table:table-cell table:formula="of:=[.E10]*SIN([.D10]*PI()/180)" office:value-type="float" office:value="4.51052457977236">
            <text:p>4,5</text:p>
          </table:table-cell>
          <table:table-cell table:formula="of:=[.E10]*COS([.D10]*PI()/180)" office:value-type="float" office:value="1.64169668796321">
            <text:p>1,6</text:p>
          </table:table-cell>
          <table:table-cell table:formula="of:=MAX(MAX([.N$3:.N$39] );-MIN([.N$3:.N$39]))*SIN([.D10]*PI()/180)" office:value-type="float" office:value="6.18115555091642">
            <text:p>6,2</text:p>
          </table:table-cell>
          <table:table-cell table:formula="of:=MAX(MAX([.O$3:.O$39] );-MIN([.O$3:.O$39]))*COS([.D10]*PI()/180)" office:value-type="float" office:value="2.94137323260075">
            <text:p>2,9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.7">
            <text:p>0,7</text:p>
          </table:table-cell>
          <table:table-cell table:formula="of:=MAX([.$B$3:.$B$40])*COS([.A11]*PI()/180)^2" office:value-type="float" office:value="2.0822044562411">
            <text:p>2,1</text:p>
          </table:table-cell>
          <table:table-cell office:value-type="float" office:value="80">
            <text:p>80</text:p>
          </table:table-cell>
          <table:table-cell office:value-type="float" office:value="4.9">
            <text:p>4,9</text:p>
          </table:table-cell>
          <table:table-cell table:number-columns-repeated="4"/>
          <table:table-cell table:formula="of:=[.B11]*SIN([.A11]*PI()/180)" office:value-type="float" office:value="0.657784834550136">
            <text:p>0,7</text:p>
          </table:table-cell>
          <table:table-cell table:formula="of:=[.B11]*COS([.A11]*PI()/180)" office:value-type="float" office:value="0.239414100327968">
            <text:p>0,2</text:p>
          </table:table-cell>
          <table:table-cell table:formula="of:=[.C11]*SIN([.A11]*PI()/180)" office:value-type="float" office:value="1.95663216249729">
            <text:p>2,0</text:p>
          </table:table-cell>
          <table:table-cell table:formula="of:=[.C11]*COS([.A11]*PI()/180)" office:value-type="float" office:value="0.712155866556926">
            <text:p>0,7</text:p>
          </table:table-cell>
          <table:table-cell table:formula="of:=[.E11]*SIN([.D11]*PI()/180)" office:value-type="float" office:value="4.82555798975982">
            <text:p>4,8</text:p>
          </table:table-cell>
          <table:table-cell table:formula="of:=[.E11]*COS([.D11]*PI()/180)" office:value-type="float" office:value="0.850876070567959">
            <text:p>0,9</text:p>
          </table:table-cell>
          <table:table-cell table:formula="of:=MAX(MAX([.N$3:.N$39] );-MIN([.N$3:.N$39]))*SIN([.D11]*PI()/180)" office:value-type="float" office:value="6.47791604878826">
            <text:p>6,5</text:p>
          </table:table-cell>
          <table:table-cell table:formula="of:=MAX(MAX([.O$3:.O$39] );-MIN([.O$3:.O$39]))*COS([.D11]*PI()/180)" office:value-type="float" office:value="1.4933743279356">
            <text:p>1,5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0.2">
            <text:p>0,2</text:p>
          </table:table-cell>
          <table:table-cell table:formula="of:=MAX([.$B$3:.$B$40])*COS([.A12]*PI()/180)^2" office:value-type="float" office:value="1.1923739063185">
            <text:p>1,2</text:p>
          </table:table-cell>
          <table:table-cell office:value-type="float" office:value="90">
            <text:p>90</text:p>
          </table:table-cell>
          <table:table-cell office:value-type="float" office:value="5.1">
            <text:p>5,1</text:p>
          </table:table-cell>
          <table:table-cell table:number-columns-repeated="4"/>
          <table:table-cell table:formula="of:=[.B12]*SIN([.A12]*PI()/180)" office:value-type="float" office:value="0.193185165257814">
            <text:p>0,2</text:p>
          </table:table-cell>
          <table:table-cell table:formula="of:=[.B12]*COS([.A12]*PI()/180)" office:value-type="float" office:value="0.0517638090205042">
            <text:p>0,1</text:p>
          </table:table-cell>
          <table:table-cell table:formula="of:=[.C12]*SIN([.A12]*PI()/180)" office:value-type="float" office:value="1.15174475070622">
            <text:p>1,2</text:p>
          </table:table-cell>
          <table:table-cell table:formula="of:=[.C12]*COS([.A12]*PI()/180)" office:value-type="float" office:value="0.308609075838516">
            <text:p>0,3</text:p>
          </table:table-cell>
          <table:table-cell table:formula="of:=[.E12]*SIN([.D12]*PI()/180)" office:value-type="float" office:value="5.1">
            <text:p>5,1</text:p>
          </table:table-cell>
          <table:table-cell table:formula="of:=[.E12]*COS([.D12]*PI()/180)" office:value-type="float" office:value="3.12284933782575E-016">
            <text:p>0,0</text:p>
          </table:table-cell>
          <table:table-cell table:formula="of:=MAX(MAX([.N$3:.N$39] );-MIN([.N$3:.N$39]))*SIN([.D12]*PI()/180)" office:value-type="float" office:value="6.57784834550136">
            <text:p>6,6</text:p>
          </table:table-cell>
          <table:table-cell table:formula="of:=MAX(MAX([.O$3:.O$39] );-MIN([.O$3:.O$39]))*COS([.D12]*PI()/180)" office:value-type="float" office:value="5.26598123633362E-016">
            <text:p>0,0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0">
            <text:p>0,0</text:p>
          </table:table-cell>
          <table:table-cell table:formula="of:=MAX([.$B$3:.$B$40])*COS([.A13]*PI()/180)^2" office:value-type="float" office:value="0.536735675005416">
            <text:p>0,5</text:p>
          </table:table-cell>
          <table:table-cell office:value-type="float" office:value="100">
            <text:p>100</text:p>
          </table:table-cell>
          <table:table-cell office:value-type="float" office:value="5.5">
            <text:p>5,5</text:p>
          </table:table-cell>
          <table:table-cell table:number-columns-repeated="4"/>
          <table:table-cell table:formula="of:=[.B13]*SIN([.A13]*PI()/180)" office:value-type="float" office:value="0">
            <text:p>0,0</text:p>
          </table:table-cell>
          <table:table-cell table:formula="of:=[.B13]*COS([.A13]*PI()/180)" office:value-type="float" office:value="0">
            <text:p>0,0</text:p>
          </table:table-cell>
          <table:table-cell table:formula="of:=[.C13]*SIN([.A13]*PI()/180)" office:value-type="float" office:value="0.528581454063574">
            <text:p>0,5</text:p>
          </table:table-cell>
          <table:table-cell table:formula="of:=[.C13]*COS([.A13]*PI()/180)" office:value-type="float" office:value="0.0932031718535203">
            <text:p>0,1</text:p>
          </table:table-cell>
          <table:table-cell table:formula="of:=[.E13]*SIN([.D13]*PI()/180)" office:value-type="float" office:value="5.41644264156714">
            <text:p>5,4</text:p>
          </table:table-cell>
          <table:table-cell table:formula="of:=[.E13]*COS([.D13]*PI()/180)" office:value-type="float" office:value="-0.955064977168117">
            <text:p>-1,0</text:p>
          </table:table-cell>
          <table:table-cell table:formula="of:=MAX(MAX([.N$3:.N$39] );-MIN([.N$3:.N$39]))*SIN([.D13]*PI()/180)" office:value-type="float" office:value="6.47791604878826">
            <text:p>6,5</text:p>
          </table:table-cell>
          <table:table-cell table:formula="of:=MAX(MAX([.O$3:.O$39] );-MIN([.O$3:.O$39]))*COS([.D13]*PI()/180)" office:value-type="float" office:value="-1.4933743279356">
            <text:p>-1,5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0.4">
            <text:p>0,4</text:p>
          </table:table-cell>
          <table:table-cell table:formula="of:=MAX([.$B$3:.$B$40])*COS([.A14]*PI()/180)^2" office:value-type="float" office:value="6.67393103284527E-032">
            <text:p>0,0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[.B14]*SIN([.A14]*PI()/180)" office:value-type="float" office:value="0.4">
            <text:p>0,4</text:p>
          </table:table-cell>
          <table:table-cell table:formula="of:=[.B14]*COS([.A14]*PI()/180)" office:value-type="float" office:value="2.44929359829471E-017">
            <text:p>0,0</text:p>
          </table:table-cell>
          <table:table-cell table:formula="of:=[.C14]*SIN([.A14]*PI()/180)" office:value-type="float" office:value="6.67393103284527E-032">
            <text:p>0,0</text:p>
          </table:table-cell>
          <table:table-cell table:formula="of:=[.C14]*COS([.A14]*PI()/180)" office:value-type="float" office:value="4.08660413855207E-048">
            <text:p>0,0</text:p>
          </table:table-cell>
          <table:table-cell table:formula="of:=[.E14]*SIN([.D14]*PI()/180)" office:value-type="float" office:value="5.63815572471545">
            <text:p>5,6</text:p>
          </table:table-cell>
          <table:table-cell table:formula="of:=[.E14]*COS([.D14]*PI()/180)" office:value-type="float" office:value="-2.05212085995401">
            <text:p>-2,1</text:p>
          </table:table-cell>
          <table:table-cell table:formula="of:=MAX(MAX([.N$3:.N$39] );-MIN([.N$3:.N$39]))*SIN([.D14]*PI()/180)" office:value-type="float" office:value="6.18115555091642">
            <text:p>6,2</text:p>
          </table:table-cell>
          <table:table-cell table:formula="of:=MAX(MAX([.O$3:.O$39] );-MIN([.O$3:.O$39]))*COS([.D14]*PI()/180)" office:value-type="float" office:value="-2.94137323260075">
            <text:p>-2,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.6">
            <text:p>1,6</text:p>
          </table:table-cell>
          <table:table-cell table:formula="of:=MAX([.$B$3:.$B$40])*COS([.A15]*PI()/180)^2" office:value-type="float" office:value="0.536735675005415">
            <text:p>0,5</text:p>
          </table:table-cell>
          <table:table-cell office:value-type="float" office:value="120">
            <text:p>120</text:p>
          </table:table-cell>
          <table:table-cell office:value-type="float" office:value="6.7">
            <text:p>6,7</text:p>
          </table:table-cell>
          <table:table-cell table:number-columns-repeated="4"/>
          <table:table-cell table:formula="of:=[.B15]*SIN([.A15]*PI()/180)" office:value-type="float" office:value="1.57569240481953">
            <text:p>1,6</text:p>
          </table:table-cell>
          <table:table-cell table:formula="of:=[.B15]*COS([.A15]*PI()/180)" office:value-type="float" office:value="-0.277837084267088">
            <text:p>-0,3</text:p>
          </table:table-cell>
          <table:table-cell table:formula="of:=[.C15]*SIN([.A15]*PI()/180)" office:value-type="float" office:value="0.528581454063574">
            <text:p>0,5</text:p>
          </table:table-cell>
          <table:table-cell table:formula="of:=[.C15]*COS([.A15]*PI()/180)" office:value-type="float" office:value="-0.0932031718535201">
            <text:p>-0,1</text:p>
          </table:table-cell>
          <table:table-cell table:formula="of:=[.E15]*SIN([.D15]*PI()/180)" office:value-type="float" office:value="5.80237020535574">
            <text:p>5,8</text:p>
          </table:table-cell>
          <table:table-cell table:formula="of:=[.E15]*COS([.D15]*PI()/180)" office:value-type="float" office:value="-3.35">
            <text:p>-3,4</text:p>
          </table:table-cell>
          <table:table-cell table:formula="of:=MAX(MAX([.N$3:.N$39] );-MIN([.N$3:.N$39]))*SIN([.D15]*PI()/180)" office:value-type="float" office:value="5.69658376944562">
            <text:p>5,7</text:p>
          </table:table-cell>
          <table:table-cell table:formula="of:=MAX(MAX([.O$3:.O$39] );-MIN([.O$3:.O$39]))*COS([.D15]*PI()/180)" office:value-type="float" office:value="-4.3">
            <text:p>-4,3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3.7">
            <text:p>3,7</text:p>
          </table:table-cell>
          <table:table-cell table:formula="of:=MAX([.$B$3:.$B$40])*COS([.A16]*PI()/180)^2" office:value-type="float" office:value="2.08220445624109">
            <text:p>2,1</text:p>
          </table:table-cell>
          <table:table-cell office:value-type="float" office:value="130">
            <text:p>130</text:p>
          </table:table-cell>
          <table:table-cell office:value-type="float" office:value="7.3">
            <text:p>7,3</text:p>
          </table:table-cell>
          <table:table-cell table:number-columns-repeated="4"/>
          <table:table-cell table:formula="of:=[.B16]*SIN([.A16]*PI()/180)" office:value-type="float" office:value="3.47686269690786">
            <text:p>3,5</text:p>
          </table:table-cell>
          <table:table-cell table:formula="of:=[.B16]*COS([.A16]*PI()/180)" office:value-type="float" office:value="-1.26547453030497">
            <text:p>-1,3</text:p>
          </table:table-cell>
          <table:table-cell table:formula="of:=[.C16]*SIN([.A16]*PI()/180)" office:value-type="float" office:value="1.95663216249729">
            <text:p>2,0</text:p>
          </table:table-cell>
          <table:table-cell table:formula="of:=[.C16]*COS([.A16]*PI()/180)" office:value-type="float" office:value="-0.712155866556925">
            <text:p>-0,7</text:p>
          </table:table-cell>
          <table:table-cell table:formula="of:=[.E16]*SIN([.D16]*PI()/180)" office:value-type="float" office:value="5.59212443476854">
            <text:p>5,6</text:p>
          </table:table-cell>
          <table:table-cell table:formula="of:=[.E16]*COS([.D16]*PI()/180)" office:value-type="float" office:value="-4.69234955071174">
            <text:p>-4,7</text:p>
          </table:table-cell>
          <table:table-cell table:formula="of:=MAX(MAX([.N$3:.N$39] );-MIN([.N$3:.N$39]))*SIN([.D16]*PI()/180)" office:value-type="float" office:value="5.03892417275068">
            <text:p>5,0</text:p>
          </table:table-cell>
          <table:table-cell table:formula="of:=MAX(MAX([.O$3:.O$39] );-MIN([.O$3:.O$39]))*COS([.D16]*PI()/180)" office:value-type="float" office:value="-5.52797344330424">
            <text:p>-5,5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6.6">
            <text:p>6,6</text:p>
          </table:table-cell>
          <table:table-cell table:formula="of:=MAX([.$B$3:.$B$40])*COS([.A17]*PI()/180)^2" office:value-type="float" office:value="4.45">
            <text:p>4,5</text:p>
          </table:table-cell>
          <table:table-cell office:value-type="float" office:value="140">
            <text:p>140</text:p>
          </table:table-cell>
          <table:table-cell office:value-type="float" office:value="7.9">
            <text:p>7,9</text:p>
          </table:table-cell>
          <table:table-cell table:number-columns-repeated="4"/>
          <table:table-cell table:formula="of:=[.B17]*SIN([.A17]*PI()/180)" office:value-type="float" office:value="5.7157676649773">
            <text:p>5,7</text:p>
          </table:table-cell>
          <table:table-cell table:formula="of:=[.B17]*COS([.A17]*PI()/180)" office:value-type="float" office:value="-3.3">
            <text:p>-3,3</text:p>
          </table:table-cell>
          <table:table-cell table:formula="of:=[.C17]*SIN([.A17]*PI()/180)" office:value-type="float" office:value="3.85381304684075">
            <text:p>3,9</text:p>
          </table:table-cell>
          <table:table-cell table:formula="of:=[.C17]*COS([.A17]*PI()/180)" office:value-type="float" office:value="-2.225">
            <text:p>-2,2</text:p>
          </table:table-cell>
          <table:table-cell table:formula="of:=[.E17]*SIN([.D17]*PI()/180)" office:value-type="float" office:value="5.07802211652366">
            <text:p>5,1</text:p>
          </table:table-cell>
          <table:table-cell table:formula="of:=[.E17]*COS([.D17]*PI()/180)" office:value-type="float" office:value="-6.05175110063993">
            <text:p>-6,1</text:p>
          </table:table-cell>
          <table:table-cell table:formula="of:=MAX(MAX([.N$3:.N$39] );-MIN([.N$3:.N$39]))*SIN([.D17]*PI()/180)" office:value-type="float" office:value="4.22815941488538">
            <text:p>4,2</text:p>
          </table:table-cell>
          <table:table-cell table:formula="of:=MAX(MAX([.O$3:.O$39] );-MIN([.O$3:.O$39]))*COS([.D17]*PI()/180)" office:value-type="float" office:value="-6.58798221082321">
            <text:p>-6,6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9.7">
            <text:p>9,7</text:p>
          </table:table-cell>
          <table:table-cell table:formula="of:=MAX([.$B$3:.$B$40])*COS([.A18]*PI()/180)^2" office:value-type="float" office:value="7.35453121876432">
            <text:p>7,4</text:p>
          </table:table-cell>
          <table:table-cell office:value-type="float" office:value="150">
            <text:p>150</text:p>
          </table:table-cell>
          <table:table-cell office:value-type="float" office:value="8.2">
            <text:p>8,2</text:p>
          </table:table-cell>
          <table:table-cell table:number-columns-repeated="4"/>
          <table:table-cell table:formula="of:=[.B18]*SIN([.A18]*PI()/180)" office:value-type="float" office:value="7.43063109825409">
            <text:p>7,4</text:p>
          </table:table-cell>
          <table:table-cell table:formula="of:=[.B18]*COS([.A18]*PI()/180)" office:value-type="float" office:value="-6.23503981395943">
            <text:p>-6,2</text:p>
          </table:table-cell>
          <table:table-cell table:formula="of:=[.C18]*SIN([.A18]*PI()/180)" office:value-type="float" office:value="5.63389777187945">
            <text:p>5,6</text:p>
          </table:table-cell>
          <table:table-cell table:formula="of:=[.C18]*COS([.A18]*PI()/180)" office:value-type="float" office:value="-4.72740154247455">
            <text:p>-4,7</text:p>
          </table:table-cell>
          <table:table-cell table:formula="of:=[.E18]*SIN([.D18]*PI()/180)" office:value-type="float" office:value="4.1">
            <text:p>4,1</text:p>
          </table:table-cell>
          <table:table-cell table:formula="of:=[.E18]*COS([.D18]*PI()/180)" office:value-type="float" office:value="-7.1014083110324">
            <text:p>-7,1</text:p>
          </table:table-cell>
          <table:table-cell table:formula="of:=MAX(MAX([.N$3:.N$39] );-MIN([.N$3:.N$39]))*SIN([.D18]*PI()/180)" office:value-type="float" office:value="3.28892417275068">
            <text:p>3,3</text:p>
          </table:table-cell>
          <table:table-cell table:formula="of:=MAX(MAX([.O$3:.O$39] );-MIN([.O$3:.O$39]))*COS([.D18]*PI()/180)" office:value-type="float" office:value="-7.44781847254617">
            <text:p>-7,4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12.7">
            <text:p>12,7</text:p>
          </table:table-cell>
          <table:table-cell table:formula="of:=MAX([.$B$3:.$B$40])*COS([.A19]*PI()/180)^2" office:value-type="float" office:value="10.4454687812357">
            <text:p>10,4</text:p>
          </table:table-cell>
          <table:table-cell office:value-type="float" office:value="160">
            <text:p>160</text:p>
          </table:table-cell>
          <table:table-cell office:value-type="float" office:value="8.2">
            <text:p>8,2</text:p>
          </table:table-cell>
          <table:table-cell/>
          <table:table-cell table:style-name="ce19"/>
          <table:table-cell table:number-columns-repeated="2"/>
          <table:table-cell table:formula="of:=[.B19]*SIN([.A19]*PI()/180)" office:value-type="float" office:value="8.16340264301905">
            <text:p>8,2</text:p>
          </table:table-cell>
          <table:table-cell table:formula="of:=[.B19]*COS([.A19]*PI()/180)" office:value-type="float" office:value="-9.72876442761102">
            <text:p>-9,7</text:p>
          </table:table-cell>
          <table:table-cell table:formula="of:=[.C19]*SIN([.A19]*PI()/180)" office:value-type="float" office:value="6.71421790994585">
            <text:p>6,7</text:p>
          </table:table-cell>
          <table:table-cell table:formula="of:=[.C19]*COS([.A19]*PI()/180)" office:value-type="float" office:value="-8.00169331563835">
            <text:p>-8,0</text:p>
          </table:table-cell>
          <table:table-cell table:formula="of:=[.E19]*SIN([.D19]*PI()/180)" office:value-type="float" office:value="2.80456517527048">
            <text:p>2,8</text:p>
          </table:table-cell>
          <table:table-cell table:formula="of:=[.E19]*COS([.D19]*PI()/180)" office:value-type="float" office:value="-7.70547949044445">
            <text:p>-7,7</text:p>
          </table:table-cell>
          <table:table-cell table:formula="of:=MAX(MAX([.N$3:.N$39] );-MIN([.N$3:.N$39]))*SIN([.D19]*PI()/180)" office:value-type="float" office:value="2.24975663390289">
            <text:p>2,2</text:p>
          </table:table-cell>
          <table:table-cell table:formula="of:=MAX(MAX([.O$3:.O$39] );-MIN([.O$3:.O$39]))*COS([.D19]*PI()/180)" office:value-type="float" office:value="-8.08135653875881">
            <text:p>-8,1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15">
            <text:p>15,0</text:p>
          </table:table-cell>
          <table:table-cell table:formula="of:=MAX([.$B$3:.$B$40])*COS([.A20]*PI()/180)^2" office:value-type="float" office:value="13.35">
            <text:p>13,4</text:p>
          </table:table-cell>
          <table:table-cell office:value-type="float" office:value="170">
            <text:p>170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[.B20]*SIN([.A20]*PI()/180)" office:value-type="float" office:value="7.5">
            <text:p>7,5</text:p>
          </table:table-cell>
          <table:table-cell table:formula="of:=[.B20]*COS([.A20]*PI()/180)" office:value-type="float" office:value="-12.9903810567666">
            <text:p>-13,0</text:p>
          </table:table-cell>
          <table:table-cell table:formula="of:=[.C20]*SIN([.A20]*PI()/180)" office:value-type="float" office:value="6.675">
            <text:p>6,7</text:p>
          </table:table-cell>
          <table:table-cell table:formula="of:=[.C20]*COS([.A20]*PI()/180)" office:value-type="float" office:value="-11.5614391405223">
            <text:p>-11,6</text:p>
          </table:table-cell>
          <table:table-cell table:formula="of:=[.E20]*SIN([.D20]*PI()/180)" office:value-type="float" office:value="1.38918542133544">
            <text:p>1,4</text:p>
          </table:table-cell>
          <table:table-cell table:formula="of:=[.E20]*COS([.D20]*PI()/180)" office:value-type="float" office:value="-7.87846202409766">
            <text:p>-7,9</text:p>
          </table:table-cell>
          <table:table-cell table:formula="of:=MAX(MAX([.N$3:.N$39] );-MIN([.N$3:.N$39]))*SIN([.D20]*PI()/180)" office:value-type="float" office:value="1.14223137816574">
            <text:p>1,1</text:p>
          </table:table-cell>
          <table:table-cell table:formula="of:=MAX(MAX([.O$3:.O$39] );-MIN([.O$3:.O$39]))*COS([.D20]*PI()/180)" office:value-type="float" office:value="-8.46934667590499">
            <text:p>-8,5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6">
            <text:p>16,0</text:p>
          </table:table-cell>
          <table:table-cell table:formula="of:=MAX([.$B$3:.$B$40])*COS([.A21]*PI()/180)^2" office:value-type="float" office:value="15.7177955437589">
            <text:p>15,7</text:p>
          </table:table-cell>
          <table:table-cell office:value-type="float" office:value="180">
            <text:p>180</text:p>
          </table:table-cell>
          <table:table-cell office:value-type="float" office:value="7.7">
            <text:p>7,7</text:p>
          </table:table-cell>
          <table:table-cell table:number-columns-repeated="4"/>
          <table:table-cell table:formula="of:=[.B21]*SIN([.A21]*PI()/180)" office:value-type="float" office:value="5.4723222932107">
            <text:p>5,5</text:p>
          </table:table-cell>
          <table:table-cell table:formula="of:=[.B21]*COS([.A21]*PI()/180)" office:value-type="float" office:value="-15.0350819325745">
            <text:p>-15,0</text:p>
          </table:table-cell>
          <table:table-cell table:formula="of:=[.C21]*SIN([.A21]*PI()/180)" office:value-type="float" office:value="5.37580268463998">
            <text:p>5,4</text:p>
          </table:table-cell>
          <table:table-cell table:formula="of:=[.C21]*COS([.A21]*PI()/180)" office:value-type="float" office:value="-14.7698964874919">
            <text:p>-14,8</text:p>
          </table:table-cell>
          <table:table-cell table:formula="of:=[.E21]*SIN([.D21]*PI()/180)" office:value-type="float" office:value="9.42978035343462E-016">
            <text:p>0,0</text:p>
          </table:table-cell>
          <table:table-cell table:formula="of:=[.E21]*COS([.D21]*PI()/180)" office:value-type="float" office:value="-7.7">
            <text:p>-7,7</text:p>
          </table:table-cell>
          <table:table-cell table:formula="of:=MAX(MAX([.N$3:.N$39] );-MIN([.N$3:.N$39]))*SIN([.D21]*PI()/180)" office:value-type="float" office:value="8.05554092159495E-016">
            <text:p>0,0</text:p>
          </table:table-cell>
          <table:table-cell table:formula="of:=MAX(MAX([.O$3:.O$39] );-MIN([.O$3:.O$39]))*COS([.D21]*PI()/180)" office:value-type="float" office:value="-8.6">
            <text:p>-8,6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16.3">
            <text:p>16,3</text:p>
          </table:table-cell>
          <table:table-cell table:formula="of:=MAX([.$B$3:.$B$40])*COS([.A22]*PI()/180)^2" office:value-type="float" office:value="17.2632643249946">
            <text:p>17,3</text:p>
          </table:table-cell>
          <table:table-cell office:value-type="float" office:value="190">
            <text:p>190</text:p>
          </table:table-cell>
          <table:table-cell office:value-type="float" office:value="7.2">
            <text:p>7,2</text:p>
          </table:table-cell>
          <table:table-cell table:number-columns-repeated="2"/>
          <table:table-cell table:style-name="ce19"/>
          <table:table-cell/>
          <table:table-cell table:formula="of:=[.B22]*SIN([.A22]*PI()/180)" office:value-type="float" office:value="2.83046529597096">
            <text:p>2,8</text:p>
          </table:table-cell>
          <table:table-cell table:formula="of:=[.B22]*COS([.A22]*PI()/180)" office:value-type="float" office:value="-16.052366374099">
            <text:p>-16,1</text:p>
          </table:table-cell>
          <table:table-cell table:formula="of:=[.C22]*SIN([.A22]*PI()/180)" office:value-type="float" office:value="2.99773439061784">
            <text:p>3,0</text:p>
          </table:table-cell>
          <table:table-cell table:formula="of:=[.C22]*COS([.A22]*PI()/180)" office:value-type="float" office:value="-17.0009965495537">
            <text:p>-17,0</text:p>
          </table:table-cell>
          <table:table-cell table:formula="of:=[.E22]*SIN([.D22]*PI()/180)" office:value-type="float" office:value="-1.2502668792019">
            <text:p>-1,3</text:p>
          </table:table-cell>
          <table:table-cell table:formula="of:=[.E22]*COS([.D22]*PI()/180)" office:value-type="float" office:value="-7.0906158216879">
            <text:p>-7,1</text:p>
          </table:table-cell>
          <table:table-cell table:formula="of:=MAX(MAX([.N$3:.N$39] );-MIN([.N$3:.N$39]))*SIN([.D22]*PI()/180)" office:value-type="float" office:value="-1.14223137816574">
            <text:p>-1,1</text:p>
          </table:table-cell>
          <table:table-cell table:formula="of:=MAX(MAX([.O$3:.O$39] );-MIN([.O$3:.O$39]))*COS([.D22]*PI()/180)" office:value-type="float" office:value="-8.46934667590499">
            <text:p>-8,5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5.7">
            <text:p>15,7</text:p>
          </table:table-cell>
          <table:table-cell table:formula="of:=MAX([.$B$3:.$B$40])*COS([.A23]*PI()/180)^2" office:value-type="float" office:value="17.8">
            <text:p>17,8</text:p>
          </table:table-cell>
          <table:table-cell office:value-type="float" office:value="200">
            <text:p>200</text:p>
          </table:table-cell>
          <table:table-cell office:value-type="float" office:value="6.7">
            <text:p>6,7</text:p>
          </table:table-cell>
          <table:table-cell table:number-columns-repeated="4"/>
          <table:table-cell table:formula="of:=[.B23]*SIN([.A23]*PI()/180)" office:value-type="float" office:value="1.92269547466134E-015">
            <text:p>0,0</text:p>
          </table:table-cell>
          <table:table-cell table:formula="of:=[.B23]*COS([.A23]*PI()/180)" office:value-type="float" office:value="-15.7">
            <text:p>-15,7</text:p>
          </table:table-cell>
          <table:table-cell table:formula="of:=[.C23]*SIN([.A23]*PI()/180)" office:value-type="float" office:value="2.17987130248229E-015">
            <text:p>0,0</text:p>
          </table:table-cell>
          <table:table-cell table:formula="of:=[.C23]*COS([.A23]*PI()/180)" office:value-type="float" office:value="-17.8">
            <text:p>-17,8</text:p>
          </table:table-cell>
          <table:table-cell table:formula="of:=[.E23]*SIN([.D23]*PI()/180)" office:value-type="float" office:value="-2.29153496028198">
            <text:p>-2,3</text:p>
          </table:table-cell>
          <table:table-cell table:formula="of:=[.E23]*COS([.D23]*PI()/180)" office:value-type="float" office:value="-6.29594055926559">
            <text:p>-6,3</text:p>
          </table:table-cell>
          <table:table-cell table:formula="of:=MAX(MAX([.N$3:.N$39] );-MIN([.N$3:.N$39]))*SIN([.D23]*PI()/180)" office:value-type="float" office:value="-2.24975663390289">
            <text:p>-2,2</text:p>
          </table:table-cell>
          <table:table-cell table:formula="of:=MAX(MAX([.O$3:.O$39] );-MIN([.O$3:.O$39]))*COS([.D23]*PI()/180)" office:value-type="float" office:value="-8.08135653875881">
            <text:p>-8,1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14.3">
            <text:p>14,3</text:p>
          </table:table-cell>
          <table:table-cell table:formula="of:=MAX([.$B$3:.$B$40])*COS([.A24]*PI()/180)^2" office:value-type="float" office:value="17.2632643249946">
            <text:p>17,3</text:p>
          </table:table-cell>
          <table:table-cell office:value-type="float" office:value="210">
            <text:p>210</text:p>
          </table:table-cell>
          <table:table-cell office:value-type="float" office:value="6.1">
            <text:p>6,1</text:p>
          </table:table-cell>
          <table:table-cell table:number-columns-repeated="4"/>
          <table:table-cell table:formula="of:=[.B24]*SIN([.A24]*PI()/180)" office:value-type="float" office:value="-2.48316894063711">
            <text:p>-2,5</text:p>
          </table:table-cell>
          <table:table-cell table:formula="of:=[.B24]*COS([.A24]*PI()/180)" office:value-type="float" office:value="-14.0827508680746">
            <text:p>-14,1</text:p>
          </table:table-cell>
          <table:table-cell table:formula="of:=[.C24]*SIN([.A24]*PI()/180)" office:value-type="float" office:value="-2.99773439061784">
            <text:p>-3,0</text:p>
          </table:table-cell>
          <table:table-cell table:formula="of:=[.C24]*COS([.A24]*PI()/180)" office:value-type="float" office:value="-17.0009965495537">
            <text:p>-17,0</text:p>
          </table:table-cell>
          <table:table-cell table:formula="of:=[.E24]*SIN([.D24]*PI()/180)" office:value-type="float" office:value="-3.05">
            <text:p>-3,1</text:p>
          </table:table-cell>
          <table:table-cell table:formula="of:=[.E24]*COS([.D24]*PI()/180)" office:value-type="float" office:value="-5.28275496308508">
            <text:p>-5,3</text:p>
          </table:table-cell>
          <table:table-cell table:formula="of:=MAX(MAX([.N$3:.N$39] );-MIN([.N$3:.N$39]))*SIN([.D24]*PI()/180)" office:value-type="float" office:value="-3.28892417275068">
            <text:p>-3,3</text:p>
          </table:table-cell>
          <table:table-cell table:formula="of:=MAX(MAX([.O$3:.O$39] );-MIN([.O$3:.O$39]))*COS([.D24]*PI()/180)" office:value-type="float" office:value="-7.44781847254617">
            <text:p>-7,4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11.9">
            <text:p>11,9</text:p>
          </table:table-cell>
          <table:table-cell table:formula="of:=MAX([.$B$3:.$B$40])*COS([.A25]*PI()/180)^2" office:value-type="float" office:value="15.7177955437589">
            <text:p>15,7</text:p>
          </table:table-cell>
          <table:table-cell office:value-type="float" office:value="220">
            <text:p>220</text:p>
          </table:table-cell>
          <table:table-cell office:value-type="float" office:value="5.5">
            <text:p>5,5</text:p>
          </table:table-cell>
          <table:table-cell table:number-columns-repeated="4"/>
          <table:table-cell table:formula="of:=[.B25]*SIN([.A25]*PI()/180)" office:value-type="float" office:value="-4.07003970557546">
            <text:p>-4,1</text:p>
          </table:table-cell>
          <table:table-cell table:formula="of:=[.B25]*COS([.A25]*PI()/180)" office:value-type="float" office:value="-11.1823421873523">
            <text:p>-11,2</text:p>
          </table:table-cell>
          <table:table-cell table:formula="of:=[.C25]*SIN([.A25]*PI()/180)" office:value-type="float" office:value="-5.37580268463998">
            <text:p>-5,4</text:p>
          </table:table-cell>
          <table:table-cell table:formula="of:=[.C25]*COS([.A25]*PI()/180)" office:value-type="float" office:value="-14.7698964874919">
            <text:p>-14,8</text:p>
          </table:table-cell>
          <table:table-cell table:formula="of:=[.E25]*SIN([.D25]*PI()/180)" office:value-type="float" office:value="-3.53533185327597">
            <text:p>-3,5</text:p>
          </table:table-cell>
          <table:table-cell table:formula="of:=[.E25]*COS([.D25]*PI()/180)" office:value-type="float" office:value="-4.21324443715438">
            <text:p>-4,2</text:p>
          </table:table-cell>
          <table:table-cell table:formula="of:=MAX(MAX([.N$3:.N$39] );-MIN([.N$3:.N$39]))*SIN([.D25]*PI()/180)" office:value-type="float" office:value="-4.22815941488538">
            <text:p>-4,2</text:p>
          </table:table-cell>
          <table:table-cell table:formula="of:=MAX(MAX([.O$3:.O$39] );-MIN([.O$3:.O$39]))*COS([.D25]*PI()/180)" office:value-type="float" office:value="-6.58798221082321">
            <text:p>-6,6</text:p>
          </table:table-cell>
        </table:table-row>
        <table:table-row table:style-name="ro3">
          <table:table-cell office:value-type="float" office:value="210">
            <text:p>210</text:p>
          </table:table-cell>
          <table:table-cell office:value-type="float" office:value="8.9">
            <text:p>8,9</text:p>
          </table:table-cell>
          <table:table-cell table:formula="of:=MAX([.$B$3:.$B$40])*COS([.A26]*PI()/180)^2" office:value-type="float" office:value="13.35">
            <text:p>13,4</text:p>
          </table:table-cell>
          <table:table-cell office:value-type="float" office:value="230">
            <text:p>230</text:p>
          </table:table-cell>
          <table:table-cell office:value-type="float" office:value="5.2">
            <text:p>5,2</text:p>
          </table:table-cell>
          <table:table-cell table:number-columns-repeated="4"/>
          <table:table-cell table:formula="of:=[.B26]*SIN([.A26]*PI()/180)" office:value-type="float" office:value="-4.45">
            <text:p>-4,5</text:p>
          </table:table-cell>
          <table:table-cell table:formula="of:=[.B26]*COS([.A26]*PI()/180)" office:value-type="float" office:value="-7.7076260936815">
            <text:p>-7,7</text:p>
          </table:table-cell>
          <table:table-cell table:formula="of:=[.C26]*SIN([.A26]*PI()/180)" office:value-type="float" office:value="-6.675">
            <text:p>-6,7</text:p>
          </table:table-cell>
          <table:table-cell table:formula="of:=[.C26]*COS([.A26]*PI()/180)" office:value-type="float" office:value="-11.5614391405223">
            <text:p>-11,6</text:p>
          </table:table-cell>
          <table:table-cell table:formula="of:=[.E26]*SIN([.D26]*PI()/180)" office:value-type="float" office:value="-3.98343110421869">
            <text:p>-4,0</text:p>
          </table:table-cell>
          <table:table-cell table:formula="of:=[.E26]*COS([.D26]*PI()/180)" office:value-type="float" office:value="-3.34249557037001">
            <text:p>-3,3</text:p>
          </table:table-cell>
          <table:table-cell table:formula="of:=MAX(MAX([.N$3:.N$39] );-MIN([.N$3:.N$39]))*SIN([.D26]*PI()/180)" office:value-type="float" office:value="-5.03892417275068">
            <text:p>-5,0</text:p>
          </table:table-cell>
          <table:table-cell table:formula="of:=MAX(MAX([.O$3:.O$39] );-MIN([.O$3:.O$39]))*COS([.D26]*PI()/180)" office:value-type="float" office:value="-5.52797344330424">
            <text:p>-5,5</text:p>
          </table:table-cell>
        </table:table-row>
        <table:table-row table:style-name="ro3">
          <table:table-cell office:value-type="float" office:value="220">
            <text:p>220</text:p>
          </table:table-cell>
          <table:table-cell office:value-type="float" office:value="6.5">
            <text:p>6,5</text:p>
          </table:table-cell>
          <table:table-cell table:formula="of:=MAX([.$B$3:.$B$40])*COS([.A27]*PI()/180)^2" office:value-type="float" office:value="10.4454687812357">
            <text:p>10,4</text:p>
          </table:table-cell>
          <table:table-cell office:value-type="float" office:value="240">
            <text:p>240</text:p>
          </table:table-cell>
          <table:table-cell office:value-type="float" office:value="5.3">
            <text:p>5,3</text:p>
          </table:table-cell>
          <table:table-cell table:number-columns-repeated="4"/>
          <table:table-cell table:formula="of:=[.B27]*SIN([.A27]*PI()/180)" office:value-type="float" office:value="-4.17811946296251">
            <text:p>-4,2</text:p>
          </table:table-cell>
          <table:table-cell table:formula="of:=[.B27]*COS([.A27]*PI()/180)" office:value-type="float" office:value="-4.97928888027336">
            <text:p>-5,0</text:p>
          </table:table-cell>
          <table:table-cell table:formula="of:=[.C27]*SIN([.A27]*PI()/180)" office:value-type="float" office:value="-6.71421790994585">
            <text:p>-6,7</text:p>
          </table:table-cell>
          <table:table-cell table:formula="of:=[.C27]*COS([.A27]*PI()/180)" office:value-type="float" office:value="-8.00169331563836">
            <text:p>-8,0</text:p>
          </table:table-cell>
          <table:table-cell table:formula="of:=[.E27]*SIN([.D27]*PI()/180)" office:value-type="float" office:value="-4.58993464005752">
            <text:p>-4,6</text:p>
          </table:table-cell>
          <table:table-cell table:formula="of:=[.E27]*COS([.D27]*PI()/180)" office:value-type="float" office:value="-2.65">
            <text:p>-2,7</text:p>
          </table:table-cell>
          <table:table-cell table:formula="of:=MAX(MAX([.N$3:.N$39] );-MIN([.N$3:.N$39]))*SIN([.D27]*PI()/180)" office:value-type="float" office:value="-5.69658376944561">
            <text:p>-5,7</text:p>
          </table:table-cell>
          <table:table-cell table:formula="of:=MAX(MAX([.O$3:.O$39] );-MIN([.O$3:.O$39]))*COS([.D27]*PI()/180)" office:value-type="float" office:value="-4.3">
            <text:p>-4,3</text:p>
          </table:table-cell>
        </table:table-row>
        <table:table-row table:style-name="ro3">
          <table:table-cell office:value-type="float" office:value="230">
            <text:p>230</text:p>
          </table:table-cell>
          <table:table-cell office:value-type="float" office:value="3.8">
            <text:p>3,8</text:p>
          </table:table-cell>
          <table:table-cell table:formula="of:=MAX([.$B$3:.$B$40])*COS([.A28]*PI()/180)^2" office:value-type="float" office:value="7.35453121876432">
            <text:p>7,4</text:p>
          </table:table-cell>
          <table:table-cell office:value-type="float" office:value="250">
            <text:p>250</text:p>
          </table:table-cell>
          <table:table-cell office:value-type="float" office:value="5.6">
            <text:p>5,6</text:p>
          </table:table-cell>
          <table:table-cell table:number-columns-repeated="4"/>
          <table:table-cell table:formula="of:=[.B28]*SIN([.A28]*PI()/180)" office:value-type="float" office:value="-2.91096888385212">
            <text:p>-2,9</text:p>
          </table:table-cell>
          <table:table-cell table:formula="of:=[.B28]*COS([.A28]*PI()/180)" office:value-type="float" office:value="-2.44259291680885">
            <text:p>-2,4</text:p>
          </table:table-cell>
          <table:table-cell table:formula="of:=[.C28]*SIN([.A28]*PI()/180)" office:value-type="float" office:value="-5.63389777187945">
            <text:p>-5,6</text:p>
          </table:table-cell>
          <table:table-cell table:formula="of:=[.C28]*COS([.A28]*PI()/180)" office:value-type="float" office:value="-4.72740154247455">
            <text:p>-4,7</text:p>
          </table:table-cell>
          <table:table-cell table:formula="of:=[.E28]*SIN([.D28]*PI()/180)" office:value-type="float" office:value="-5.26227867640109">
            <text:p>-5,3</text:p>
          </table:table-cell>
          <table:table-cell table:formula="of:=[.E28]*COS([.D28]*PI()/180)" office:value-type="float" office:value="-1.91531280262375">
            <text:p>-1,9</text:p>
          </table:table-cell>
          <table:table-cell table:formula="of:=MAX(MAX([.N$3:.N$39] );-MIN([.N$3:.N$39]))*SIN([.D28]*PI()/180)" office:value-type="float" office:value="-6.18115555091642">
            <text:p>-6,2</text:p>
          </table:table-cell>
          <table:table-cell table:formula="of:=MAX(MAX([.O$3:.O$39] );-MIN([.O$3:.O$39]))*COS([.D28]*PI()/180)" office:value-type="float" office:value="-2.94137323260076">
            <text:p>-2,9</text:p>
          </table:table-cell>
        </table:table-row>
        <table:table-row table:style-name="ro3">
          <table:table-cell office:value-type="float" office:value="240">
            <text:p>240</text:p>
          </table:table-cell>
          <table:table-cell office:value-type="float" office:value="2.1">
            <text:p>2,1</text:p>
          </table:table-cell>
          <table:table-cell table:formula="of:=MAX([.$B$3:.$B$40])*COS([.A29]*PI()/180)^2" office:value-type="float" office:value="4.45000000000001">
            <text:p>4,5</text:p>
          </table:table-cell>
          <table:table-cell office:value-type="float" office:value="260">
            <text:p>260</text:p>
          </table:table-cell>
          <table:table-cell office:value-type="float" office:value="5.7">
            <text:p>5,7</text:p>
          </table:table-cell>
          <table:table-cell table:number-columns-repeated="4"/>
          <table:table-cell table:formula="of:=[.B29]*SIN([.A29]*PI()/180)" office:value-type="float" office:value="-1.81865334794732">
            <text:p>-1,8</text:p>
          </table:table-cell>
          <table:table-cell table:formula="of:=[.B29]*COS([.A29]*PI()/180)" office:value-type="float" office:value="-1.05">
            <text:p>-1,1</text:p>
          </table:table-cell>
          <table:table-cell table:formula="of:=[.C29]*SIN([.A29]*PI()/180)" office:value-type="float" office:value="-3.85381304684076">
            <text:p>-3,9</text:p>
          </table:table-cell>
          <table:table-cell table:formula="of:=[.C29]*COS([.A29]*PI()/180)" office:value-type="float" office:value="-2.22500000000001">
            <text:p>-2,2</text:p>
          </table:table-cell>
          <table:table-cell table:formula="of:=[.E29]*SIN([.D29]*PI()/180)" office:value-type="float" office:value="-5.61340419216959">
            <text:p>-5,6</text:p>
          </table:table-cell>
          <table:table-cell table:formula="of:=[.E29]*COS([.D29]*PI()/180)" office:value-type="float" office:value="-0.989794612701503">
            <text:p>-1,0</text:p>
          </table:table-cell>
          <table:table-cell table:formula="of:=MAX(MAX([.N$3:.N$39] );-MIN([.N$3:.N$39]))*SIN([.D29]*PI()/180)" office:value-type="float" office:value="-6.47791604878826">
            <text:p>-6,5</text:p>
          </table:table-cell>
          <table:table-cell table:formula="of:=MAX(MAX([.O$3:.O$39] );-MIN([.O$3:.O$39]))*COS([.D29]*PI()/180)" office:value-type="float" office:value="-1.4933743279356">
            <text:p>-1,5</text:p>
          </table:table-cell>
        </table:table-row>
        <table:table-row table:style-name="ro3">
          <table:table-cell office:value-type="float" office:value="245">
            <text:p>245</text:p>
          </table:table-cell>
          <table:table-cell office:value-type="float" office:value="1.3">
            <text:p>1,3</text:p>
          </table:table-cell>
          <table:table-cell table:formula="of:=MAX([.$B$3:.$B$40])*COS([.A30]*PI()/180)^2" office:value-type="float" office:value="3.17919027378981">
            <text:p>3,2</text:p>
          </table:table-cell>
          <table:table-cell office:value-type="float" office:value="270">
            <text:p>270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[.B30]*SIN([.A30]*PI()/180)" office:value-type="float" office:value="-1.17820012314764">
            <text:p>-1,2</text:p>
          </table:table-cell>
          <table:table-cell table:formula="of:=[.B30]*COS([.A30]*PI()/180)" office:value-type="float" office:value="-0.54940374026291">
            <text:p>-0,5</text:p>
          </table:table-cell>
          <table:table-cell table:formula="of:=[.C30]*SIN([.A30]*PI()/180)" office:value-type="float" office:value="-2.88132490160688">
            <text:p>-2,9</text:p>
          </table:table-cell>
          <table:table-cell table:formula="of:=[.C30]*COS([.A30]*PI()/180)" office:value-type="float" office:value="-1.34358386725199">
            <text:p>-1,3</text:p>
          </table:table-cell>
          <table:table-cell table:formula="of:=[.E30]*SIN([.D30]*PI()/180)" office:value-type="float" office:value="-6">
            <text:p>-6,0</text:p>
          </table:table-cell>
          <table:table-cell table:formula="of:=[.E30]*COS([.D30]*PI()/180)" office:value-type="float" office:value="-1.10218211923262E-015">
            <text:p>0,0</text:p>
          </table:table-cell>
          <table:table-cell table:formula="of:=MAX(MAX([.N$3:.N$39] );-MIN([.N$3:.N$39]))*SIN([.D30]*PI()/180)" office:value-type="float" office:value="-6.57784834550136">
            <text:p>-6,6</text:p>
          </table:table-cell>
          <table:table-cell table:formula="of:=MAX(MAX([.O$3:.O$39] );-MIN([.O$3:.O$39]))*COS([.D30]*PI()/180)" office:value-type="float" office:value="-1.57979437090009E-015">
            <text:p>0,0</text:p>
          </table:table-cell>
        </table:table-row>
        <table:table-row table:style-name="ro3">
          <table:table-cell office:value-type="float" office:value="250">
            <text:p>250</text:p>
          </table:table-cell>
          <table:table-cell office:value-type="float" office:value="0.6">
            <text:p>0,6</text:p>
          </table:table-cell>
          <table:table-cell table:formula="of:=MAX([.$B$3:.$B$40])*COS([.A31]*PI()/180)^2" office:value-type="float" office:value="2.0822044562411">
            <text:p>2,1</text:p>
          </table:table-cell>
          <table:table-cell office:value-type="float" office:value="280">
            <text:p>280</text:p>
          </table:table-cell>
          <table:table-cell office:value-type="float" office:value="6.4">
            <text:p>6,4</text:p>
          </table:table-cell>
          <table:table-cell table:number-columns-repeated="4"/>
          <table:table-cell table:formula="of:=[.B31]*SIN([.A31]*PI()/180)" office:value-type="float" office:value="-0.563815572471545">
            <text:p>-0,6</text:p>
          </table:table-cell>
          <table:table-cell table:formula="of:=[.B31]*COS([.A31]*PI()/180)" office:value-type="float" office:value="-0.205212085995402">
            <text:p>-0,2</text:p>
          </table:table-cell>
          <table:table-cell table:formula="of:=[.C31]*SIN([.A31]*PI()/180)" office:value-type="float" office:value="-1.9566321624973">
            <text:p>-2,0</text:p>
          </table:table-cell>
          <table:table-cell table:formula="of:=[.C31]*COS([.A31]*PI()/180)" office:value-type="float" office:value="-0.71215586655693">
            <text:p>-0,7</text:p>
          </table:table-cell>
          <table:table-cell table:formula="of:=[.E31]*SIN([.D31]*PI()/180)" office:value-type="float" office:value="-6.30276961927813">
            <text:p>-6,3</text:p>
          </table:table-cell>
          <table:table-cell table:formula="of:=[.E31]*COS([.D31]*PI()/180)" office:value-type="float" office:value="1.11134833706835">
            <text:p>1,1</text:p>
          </table:table-cell>
          <table:table-cell table:formula="of:=MAX(MAX([.N$3:.N$39] );-MIN([.N$3:.N$39]))*SIN([.D31]*PI()/180)" office:value-type="float" office:value="-6.47791604878826">
            <text:p>-6,5</text:p>
          </table:table-cell>
          <table:table-cell table:formula="of:=MAX(MAX([.O$3:.O$39] );-MIN([.O$3:.O$39]))*COS([.D31]*PI()/180)" office:value-type="float" office:value="1.4933743279356">
            <text:p>1,5</text:p>
          </table:table-cell>
        </table:table-row>
        <table:table-row table:style-name="ro3">
          <table:table-cell office:value-type="float" office:value="255">
            <text:p>255</text:p>
          </table:table-cell>
          <table:table-cell office:value-type="float" office:value="0.2">
            <text:p>0,2</text:p>
          </table:table-cell>
          <table:table-cell table:formula="of:=MAX([.$B$3:.$B$40])*COS([.A32]*PI()/180)^2" office:value-type="float" office:value="1.19237390631849">
            <text:p>1,2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table:number-columns-repeated="4"/>
          <table:table-cell table:formula="of:=[.B32]*SIN([.A32]*PI()/180)" office:value-type="float" office:value="-0.193185165257814">
            <text:p>-0,2</text:p>
          </table:table-cell>
          <table:table-cell table:formula="of:=[.B32]*COS([.A32]*PI()/180)" office:value-type="float" office:value="-0.0517638090205041">
            <text:p>-0,1</text:p>
          </table:table-cell>
          <table:table-cell table:formula="of:=[.C32]*SIN([.A32]*PI()/180)" office:value-type="float" office:value="-1.15174475070622">
            <text:p>-1,2</text:p>
          </table:table-cell>
          <table:table-cell table:formula="of:=[.C32]*COS([.A32]*PI()/180)" office:value-type="float" office:value="-0.308609075838515">
            <text:p>-0,3</text:p>
          </table:table-cell>
          <table:table-cell table:formula="of:=[.E32]*SIN([.D32]*PI()/180)" office:value-type="float" office:value="-6.57784834550136">
            <text:p>-6,6</text:p>
          </table:table-cell>
          <table:table-cell table:formula="of:=[.E32]*COS([.D32]*PI()/180)" office:value-type="float" office:value="2.39414100327968">
            <text:p>2,4</text:p>
          </table:table-cell>
          <table:table-cell table:formula="of:=MAX(MAX([.N$3:.N$39] );-MIN([.N$3:.N$39]))*SIN([.D32]*PI()/180)" office:value-type="float" office:value="-6.18115555091643">
            <text:p>-6,2</text:p>
          </table:table-cell>
          <table:table-cell table:formula="of:=MAX(MAX([.O$3:.O$39] );-MIN([.O$3:.O$39]))*COS([.D32]*PI()/180)" office:value-type="float" office:value="2.94137323260075">
            <text:p>2,9</text:p>
          </table:table-cell>
        </table:table-row>
        <table:table-row table:style-name="ro3">
          <table:table-cell office:value-type="float" office:value="260">
            <text:p>260</text:p>
          </table:table-cell>
          <table:table-cell office:value-type="float" office:value="0">
            <text:p>0,0</text:p>
          </table:table-cell>
          <table:table-cell table:formula="of:=MAX([.$B$3:.$B$40])*COS([.A33]*PI()/180)^2" office:value-type="float" office:value="0.536735675005415">
            <text:p>0,5</text:p>
          </table:table-cell>
          <table:table-cell office:value-type="float" office:value="300">
            <text:p>300</text:p>
          </table:table-cell>
          <table:table-cell office:value-type="float" office:value="7.4">
            <text:p>7,4</text:p>
          </table:table-cell>
          <table:table-cell table:number-columns-repeated="4"/>
          <table:table-cell table:formula="of:=[.B33]*SIN([.A33]*PI()/180)" office:value-type="float" office:value="-0">
            <text:p>0,0</text:p>
          </table:table-cell>
          <table:table-cell table:formula="of:=[.B33]*COS([.A33]*PI()/180)" office:value-type="float" office:value="-0">
            <text:p>0,0</text:p>
          </table:table-cell>
          <table:table-cell table:formula="of:=[.C33]*SIN([.A33]*PI()/180)" office:value-type="float" office:value="-0.528581454063574">
            <text:p>-0,5</text:p>
          </table:table-cell>
          <table:table-cell table:formula="of:=[.C33]*COS([.A33]*PI()/180)" office:value-type="float" office:value="-0.0932031718535201">
            <text:p>-0,1</text:p>
          </table:table-cell>
          <table:table-cell table:formula="of:=[.E33]*SIN([.D33]*PI()/180)" office:value-type="float" office:value="-6.40858798800485">
            <text:p>-6,4</text:p>
          </table:table-cell>
          <table:table-cell table:formula="of:=[.E33]*COS([.D33]*PI()/180)" office:value-type="float" office:value="3.7">
            <text:p>3,7</text:p>
          </table:table-cell>
          <table:table-cell table:formula="of:=MAX(MAX([.N$3:.N$39] );-MIN([.N$3:.N$39]))*SIN([.D33]*PI()/180)" office:value-type="float" office:value="-5.69658376944562">
            <text:p>-5,7</text:p>
          </table:table-cell>
          <table:table-cell table:formula="of:=MAX(MAX([.O$3:.O$39] );-MIN([.O$3:.O$39]))*COS([.D33]*PI()/180)" office:value-type="float" office:value="4.3">
            <text:p>4,3</text:p>
          </table:table-cell>
        </table:table-row>
        <table:table-row table:style-name="ro3">
          <table:table-cell office:value-type="float" office:value="270">
            <text:p>270</text:p>
          </table:table-cell>
          <table:table-cell office:value-type="float" office:value="0.7">
            <text:p>0,7</text:p>
          </table:table-cell>
          <table:table-cell table:formula="of:=MAX([.$B$3:.$B$40])*COS([.A34]*PI()/180)^2" office:value-type="float" office:value="6.00653792956074E-031">
            <text:p>0,0</text:p>
          </table:table-cell>
          <table:table-cell office:value-type="float" office:value="310">
            <text:p>310</text:p>
          </table:table-cell>
          <table:table-cell office:value-type="float" office:value="7.7">
            <text:p>7,7</text:p>
          </table:table-cell>
          <table:table-cell table:number-columns-repeated="4"/>
          <table:table-cell table:formula="of:=[.B34]*SIN([.A34]*PI()/180)" office:value-type="float" office:value="-0.7">
            <text:p>-0,7</text:p>
          </table:table-cell>
          <table:table-cell table:formula="of:=[.B34]*COS([.A34]*PI()/180)" office:value-type="float" office:value="-1.28587913910472E-016">
            <text:p>0,0</text:p>
          </table:table-cell>
          <table:table-cell table:formula="of:=[.C34]*SIN([.A34]*PI()/180)" office:value-type="float" office:value="-6.00653792956074E-031">
            <text:p>0,0</text:p>
          </table:table-cell>
          <table:table-cell table:formula="of:=[.C34]*COS([.A34]*PI()/180)" office:value-type="float" office:value="-1.10338311740906E-046">
            <text:p>0,0</text:p>
          </table:table-cell>
          <table:table-cell table:formula="of:=[.E34]*SIN([.D34]*PI()/180)" office:value-type="float" office:value="-5.89854221201613">
            <text:p>-5,9</text:p>
          </table:table-cell>
          <table:table-cell table:formula="of:=[.E34]*COS([.D34]*PI()/180)" office:value-type="float" office:value="4.94946459458635">
            <text:p>4,9</text:p>
          </table:table-cell>
          <table:table-cell table:formula="of:=MAX(MAX([.N$3:.N$39] );-MIN([.N$3:.N$39]))*SIN([.D34]*PI()/180)" office:value-type="float" office:value="-5.03892417275068">
            <text:p>-5,0</text:p>
          </table:table-cell>
          <table:table-cell table:formula="of:=MAX(MAX([.O$3:.O$39] );-MIN([.O$3:.O$39]))*COS([.D34]*PI()/180)" office:value-type="float" office:value="5.52797344330424">
            <text:p>5,5</text:p>
          </table:table-cell>
        </table:table-row>
        <table:table-row table:style-name="ro3">
          <table:table-cell office:value-type="float" office:value="280">
            <text:p>280</text:p>
          </table:table-cell>
          <table:table-cell office:value-type="float" office:value="2.1">
            <text:p>2,1</text:p>
          </table:table-cell>
          <table:table-cell table:formula="of:=MAX([.$B$3:.$B$40])*COS([.A35]*PI()/180)^2" office:value-type="float" office:value="0.536735675005413">
            <text:p>0,5</text:p>
          </table:table-cell>
          <table:table-cell office:value-type="float" office:value="320">
            <text:p>320</text:p>
          </table:table-cell>
          <table:table-cell office:value-type="float" office:value="8.2">
            <text:p>8,2</text:p>
          </table:table-cell>
          <table:table-cell table:number-columns-repeated="4"/>
          <table:table-cell table:formula="of:=[.B35]*SIN([.A35]*PI()/180)" office:value-type="float" office:value="-2.06809628132564">
            <text:p>-2,1</text:p>
          </table:table-cell>
          <table:table-cell table:formula="of:=[.B35]*COS([.A35]*PI()/180)" office:value-type="float" office:value="0.364661173100553">
            <text:p>0,4</text:p>
          </table:table-cell>
          <table:table-cell table:formula="of:=[.C35]*SIN([.A35]*PI()/180)" office:value-type="float" office:value="-0.528581454063572">
            <text:p>-0,5</text:p>
          </table:table-cell>
          <table:table-cell table:formula="of:=[.C35]*COS([.A35]*PI()/180)" office:value-type="float" office:value="0.0932031718535196">
            <text:p>0,1</text:p>
          </table:table-cell>
          <table:table-cell table:formula="of:=[.E35]*SIN([.D35]*PI()/180)" office:value-type="float" office:value="-5.27085839942962">
            <text:p>-5,3</text:p>
          </table:table-cell>
          <table:table-cell table:formula="of:=[.E35]*COS([.D35]*PI()/180)" office:value-type="float" office:value="6.28156443357562">
            <text:p>6,3</text:p>
          </table:table-cell>
          <table:table-cell table:formula="of:=MAX(MAX([.N$3:.N$39] );-MIN([.N$3:.N$39]))*SIN([.D35]*PI()/180)" office:value-type="float" office:value="-4.22815941488538">
            <text:p>-4,2</text:p>
          </table:table-cell>
          <table:table-cell table:formula="of:=MAX(MAX([.O$3:.O$39] );-MIN([.O$3:.O$39]))*COS([.D35]*PI()/180)" office:value-type="float" office:value="6.58798221082321">
            <text:p>6,6</text:p>
          </table:table-cell>
        </table:table-row>
        <table:table-row table:style-name="ro3">
          <table:table-cell office:value-type="float" office:value="290">
            <text:p>290</text:p>
          </table:table-cell>
          <table:table-cell office:value-type="float" office:value="4.9">
            <text:p>4,9</text:p>
          </table:table-cell>
          <table:table-cell table:formula="of:=MAX([.$B$3:.$B$40])*COS([.A36]*PI()/180)^2" office:value-type="float" office:value="2.08220445624109">
            <text:p>2,1</text:p>
          </table:table-cell>
          <table:table-cell office:value-type="float" office:value="330">
            <text:p>330</text:p>
          </table:table-cell>
          <table:table-cell office:value-type="float" office:value="8.4">
            <text:p>8,4</text:p>
          </table:table-cell>
          <table:table-cell table:number-columns-repeated="4"/>
          <table:table-cell table:formula="of:=[.B36]*SIN([.A36]*PI()/180)" office:value-type="float" office:value="-4.60449384185095">
            <text:p>-4,6</text:p>
          </table:table-cell>
          <table:table-cell table:formula="of:=[.B36]*COS([.A36]*PI()/180)" office:value-type="float" office:value="1.67589870229577">
            <text:p>1,7</text:p>
          </table:table-cell>
          <table:table-cell table:formula="of:=[.C36]*SIN([.A36]*PI()/180)" office:value-type="float" office:value="-1.95663216249729">
            <text:p>-2,0</text:p>
          </table:table-cell>
          <table:table-cell table:formula="of:=[.C36]*COS([.A36]*PI()/180)" office:value-type="float" office:value="0.712155866556922">
            <text:p>0,7</text:p>
          </table:table-cell>
          <table:table-cell table:formula="of:=[.E36]*SIN([.D36]*PI()/180)" office:value-type="float" office:value="-4.2">
            <text:p>-4,2</text:p>
          </table:table-cell>
          <table:table-cell table:formula="of:=[.E36]*COS([.D36]*PI()/180)" office:value-type="float" office:value="7.27461339178928">
            <text:p>7,3</text:p>
          </table:table-cell>
          <table:table-cell table:formula="of:=MAX(MAX([.N$3:.N$39] );-MIN([.N$3:.N$39]))*SIN([.D36]*PI()/180)" office:value-type="float" office:value="-3.28892417275068">
            <text:p>-3,3</text:p>
          </table:table-cell>
          <table:table-cell table:formula="of:=MAX(MAX([.O$3:.O$39] );-MIN([.O$3:.O$39]))*COS([.D36]*PI()/180)" office:value-type="float" office:value="7.44781847254617">
            <text:p>7,4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7.8">
            <text:p>7,8</text:p>
          </table:table-cell>
          <table:table-cell table:formula="of:=MAX([.$B$3:.$B$40])*COS([.A37]*PI()/180)^2" office:value-type="float" office:value="4.45">
            <text:p>4,5</text:p>
          </table:table-cell>
          <table:table-cell office:value-type="float" office:value="340">
            <text:p>340</text:p>
          </table:table-cell>
          <table:table-cell office:value-type="float" office:value="8.2">
            <text:p>8,2</text:p>
          </table:table-cell>
          <table:table-cell table:number-columns-repeated="4"/>
          <table:table-cell table:formula="of:=[.B37]*SIN([.A37]*PI()/180)" office:value-type="float" office:value="-6.75499814951862">
            <text:p>-6,8</text:p>
          </table:table-cell>
          <table:table-cell table:formula="of:=[.B37]*COS([.A37]*PI()/180)" office:value-type="float" office:value="3.9">
            <text:p>3,9</text:p>
          </table:table-cell>
          <table:table-cell table:formula="of:=[.C37]*SIN([.A37]*PI()/180)" office:value-type="float" office:value="-3.85381304684075">
            <text:p>-3,9</text:p>
          </table:table-cell>
          <table:table-cell table:formula="of:=[.C37]*COS([.A37]*PI()/180)" office:value-type="float" office:value="2.225">
            <text:p>2,2</text:p>
          </table:table-cell>
          <table:table-cell table:formula="of:=[.E37]*SIN([.D37]*PI()/180)" office:value-type="float" office:value="-2.80456517527048">
            <text:p>-2,8</text:p>
          </table:table-cell>
          <table:table-cell table:formula="of:=[.E37]*COS([.D37]*PI()/180)" office:value-type="float" office:value="7.70547949044445">
            <text:p>7,7</text:p>
          </table:table-cell>
          <table:table-cell table:formula="of:=MAX(MAX([.N$3:.N$39] );-MIN([.N$3:.N$39]))*SIN([.D37]*PI()/180)" office:value-type="float" office:value="-2.24975663390289">
            <text:p>-2,2</text:p>
          </table:table-cell>
          <table:table-cell table:formula="of:=MAX(MAX([.O$3:.O$39] );-MIN([.O$3:.O$39]))*COS([.D37]*PI()/180)" office:value-type="float" office:value="8.08135653875881">
            <text:p>8,1</text:p>
          </table:table-cell>
        </table:table-row>
        <table:table-row table:style-name="ro3">
          <table:table-cell office:value-type="float" office:value="310">
            <text:p>310</text:p>
          </table:table-cell>
          <table:table-cell office:value-type="float" office:value="10.9">
            <text:p>10,9</text:p>
          </table:table-cell>
          <table:table-cell table:formula="of:=MAX([.$B$3:.$B$40])*COS([.A38]*PI()/180)^2" office:value-type="float" office:value="7.35453121876432">
            <text:p>7,4</text:p>
          </table:table-cell>
          <table:table-cell office:value-type="float" office:value="350">
            <text:p>350</text:p>
          </table:table-cell>
          <table:table-cell office:value-type="float" office:value="8.1">
            <text:p>8,1</text:p>
          </table:table-cell>
          <table:table-cell table:number-columns-repeated="4"/>
          <table:table-cell table:formula="of:=[.B38]*SIN([.A38]*PI()/180)" office:value-type="float" office:value="-8.34988442999686">
            <text:p>-8,3</text:p>
          </table:table-cell>
          <table:table-cell table:formula="of:=[.B38]*COS([.A38]*PI()/180)" office:value-type="float" office:value="7.00638494558328">
            <text:p>7,0</text:p>
          </table:table-cell>
          <table:table-cell table:formula="of:=[.C38]*SIN([.A38]*PI()/180)" office:value-type="float" office:value="-5.63389777187945">
            <text:p>-5,6</text:p>
          </table:table-cell>
          <table:table-cell table:formula="of:=[.C38]*COS([.A38]*PI()/180)" office:value-type="float" office:value="4.72740154247455">
            <text:p>4,7</text:p>
          </table:table-cell>
          <table:table-cell table:formula="of:=[.E38]*SIN([.D38]*PI()/180)" office:value-type="float" office:value="-1.40655023910214">
            <text:p>-1,4</text:p>
          </table:table-cell>
          <table:table-cell table:formula="of:=[.E38]*COS([.D38]*PI()/180)" office:value-type="float" office:value="7.97694279939888">
            <text:p>8,0</text:p>
          </table:table-cell>
          <table:table-cell table:formula="of:=MAX(MAX([.N$3:.N$39] );-MIN([.N$3:.N$39]))*SIN([.D38]*PI()/180)" office:value-type="float" office:value="-1.14223137816575">
            <text:p>-1,1</text:p>
          </table:table-cell>
          <table:table-cell table:formula="of:=MAX(MAX([.O$3:.O$39] );-MIN([.O$3:.O$39]))*COS([.D38]*PI()/180)" office:value-type="float" office:value="8.46934667590499">
            <text:p>8,5</text:p>
          </table:table-cell>
        </table:table-row>
        <table:table-row table:style-name="ro3">
          <table:table-cell office:value-type="float" office:value="320">
            <text:p>320</text:p>
          </table:table-cell>
          <table:table-cell office:value-type="float" office:value="13.1">
            <text:p>13,1</text:p>
          </table:table-cell>
          <table:table-cell table:formula="of:=MAX([.$B$3:.$B$40])*COS([.A39]*PI()/180)^2" office:value-type="float" office:value="10.4454687812357">
            <text:p>10,4</text:p>
          </table:table-cell>
          <table:table-cell table:style-name="ce4" office:value-type="float" office:value="360">
            <text:p>360</text:p>
          </table:table-cell>
          <table:table-cell table:style-name="ce9" office:value-type="float" office:value="8.1">
            <text:p>8,1</text:p>
          </table:table-cell>
          <table:table-cell table:number-columns-repeated="4"/>
          <table:table-cell table:formula="of:=[.B39]*SIN([.A39]*PI()/180)" office:value-type="float" office:value="-8.42051768689367">
            <text:p>-8,4</text:p>
          </table:table-cell>
          <table:table-cell table:formula="of:=[.B39]*COS([.A39]*PI()/180)" office:value-type="float" office:value="10.0351822048586">
            <text:p>10,0</text:p>
          </table:table-cell>
          <table:table-cell table:formula="of:=[.C39]*SIN([.A39]*PI()/180)" office:value-type="float" office:value="-6.71421790994585">
            <text:p>-6,7</text:p>
          </table:table-cell>
          <table:table-cell table:formula="of:=[.C39]*COS([.A39]*PI()/180)" office:value-type="float" office:value="8.00169331563835">
            <text:p>8,0</text:p>
          </table:table-cell>
          <table:table-cell table:formula="of:=[.E39]*SIN([.D39]*PI()/180)" office:value-type="float" office:value="-1.98392781461871E-015">
            <text:p>0,0</text:p>
          </table:table-cell>
          <table:table-cell table:formula="of:=[.E39]*COS([.D39]*PI()/180)" office:value-type="float" office:value="8.1">
            <text:p>8,1</text:p>
          </table:table-cell>
          <table:table-cell table:formula="of:=MAX(MAX([.N$3:.N$39] );-MIN([.N$3:.N$39]))*SIN([.D39]*PI()/180)" office:value-type="float" office:value="-1.61110818431899E-015">
            <text:p>0,0</text:p>
          </table:table-cell>
          <table:table-cell table:formula="of:=MAX(MAX([.O$3:.O$39] );-MIN([.O$3:.O$39]))*COS([.D39]*PI()/180)" office:value-type="float" office:value="8.6">
            <text:p>8,6</text:p>
          </table:table-cell>
        </table:table-row>
        <table:table-row table:style-name="ro3">
          <table:table-cell office:value-type="float" office:value="330">
            <text:p>330</text:p>
          </table:table-cell>
          <table:table-cell office:value-type="float" office:value="15.1">
            <text:p>15,1</text:p>
          </table:table-cell>
          <table:table-cell table:formula="of:=MAX([.$B$3:.$B$40])*COS([.A40]*PI()/180)^2" office:value-type="float" office:value="13.35">
            <text:p>13,4</text:p>
          </table:table-cell>
          <table:table-cell table:style-name="ce12"/>
          <table:table-cell table:style-name="ce14"/>
          <table:table-cell table:style-name="ce13"/>
          <table:table-cell table:number-columns-repeated="3"/>
          <table:table-cell table:formula="of:=[.B40]*SIN([.A40]*PI()/180)" office:value-type="float" office:value="-7.55000000000001">
            <text:p>-7,6</text:p>
          </table:table-cell>
          <table:table-cell table:formula="of:=[.B40]*COS([.A40]*PI()/180)" office:value-type="float" office:value="13.076983597145">
            <text:p>13,1</text:p>
          </table:table-cell>
          <table:table-cell table:formula="of:=[.C40]*SIN([.A40]*PI()/180)" office:value-type="float" office:value="-6.675">
            <text:p>-6,7</text:p>
          </table:table-cell>
          <table:table-cell table:formula="of:=[.C40]*COS([.A40]*PI()/180)" office:value-type="float" office:value="11.5614391405222">
            <text:p>11,6</text:p>
          </table:table-cell>
          <table:table-cell table:style-name="ce24" table:number-columns-repeated="3"/>
          <table:table-cell/>
        </table:table-row>
        <table:table-row table:style-name="ro3">
          <table:table-cell office:value-type="float" office:value="340">
            <text:p>340</text:p>
          </table:table-cell>
          <table:table-cell table:style-name="ce8" office:value-type="float" office:value="15.9">
            <text:p>15,9</text:p>
          </table:table-cell>
          <table:table-cell table:formula="of:=MAX([.$B$3:.$B$40])*COS([.A41]*PI()/180)^2" office:value-type="float" office:value="15.7177955437589">
            <text:p>15,7</text:p>
          </table:table-cell>
          <table:table-cell table:style-name="ce13"/>
          <table:table-cell table:style-name="ce15" table:number-columns-repeated="2"/>
          <table:table-cell table:number-columns-repeated="3"/>
          <table:table-cell table:formula="of:=[.B41]*SIN([.A41]*PI()/180)" office:value-type="float" office:value="-5.43812027887813">
            <text:p>-5,4</text:p>
          </table:table-cell>
          <table:table-cell table:formula="of:=[.B41]*COS([.A41]*PI()/180)" office:value-type="float" office:value="14.9411126704959">
            <text:p>14,9</text:p>
          </table:table-cell>
          <table:table-cell table:formula="of:=[.C41]*SIN([.A41]*PI()/180)" office:value-type="float" office:value="-5.37580268463998">
            <text:p>-5,4</text:p>
          </table:table-cell>
          <table:table-cell table:formula="of:=[.C41]*COS([.A41]*PI()/180)" office:value-type="float" office:value="14.7698964874919">
            <text:p>14,8</text:p>
          </table:table-cell>
          <table:table-cell table:style-name="ce24" table:number-columns-repeated="4"/>
        </table:table-row>
        <table:table-row table:style-name="ro3">
          <table:table-cell office:value-type="float" office:value="350">
            <text:p>350</text:p>
          </table:table-cell>
          <table:table-cell table:style-name="ce8" office:value-type="float" office:value="16.5">
            <text:p>16,5</text:p>
          </table:table-cell>
          <table:table-cell table:formula="of:=MAX([.$B$3:.$B$40])*COS([.A42]*PI()/180)^2" office:value-type="float" office:value="17.2632643249946">
            <text:p>17,3</text:p>
          </table:table-cell>
          <table:table-cell table:style-name="ce13"/>
          <table:table-cell table:style-name="ce15" table:number-columns-repeated="2"/>
          <table:table-cell table:number-columns-repeated="3"/>
          <table:table-cell table:formula="of:=[.B42]*SIN([.A42]*PI()/180)" office:value-type="float" office:value="-2.86519493150437">
            <text:p>-2,9</text:p>
          </table:table-cell>
          <table:table-cell table:formula="of:=[.B42]*COS([.A42]*PI()/180)" office:value-type="float" office:value="16.2493279247014">
            <text:p>16,2</text:p>
          </table:table-cell>
          <table:table-cell table:formula="of:=[.C42]*SIN([.A42]*PI()/180)" office:value-type="float" office:value="-2.99773439061786">
            <text:p>-3,0</text:p>
          </table:table-cell>
          <table:table-cell table:formula="of:=[.C42]*COS([.A42]*PI()/180)" office:value-type="float" office:value="17.0009965495537">
            <text:p>17,0</text:p>
          </table:table-cell>
          <table:table-cell table:style-name="ce24" table:number-columns-repeated="4"/>
        </table:table-row>
        <table:table-row table:style-name="ro3">
          <table:table-cell table:style-name="ce4" office:value-type="float" office:value="360">
            <text:p>360</text:p>
          </table:table-cell>
          <table:table-cell table:style-name="ce9" office:value-type="float" office:value="17.2">
            <text:p>17,2</text:p>
          </table:table-cell>
          <table:table-cell table:style-name="ce10" table:formula="of:=MAX([.$B$3:.$B$40])*COS([.A43]*PI()/180)^2" office:value-type="float" office:value="17.8">
            <text:p>17,8</text:p>
          </table:table-cell>
          <table:table-cell table:style-name="ce13"/>
          <table:table-cell table:style-name="ce15" table:number-columns-repeated="2"/>
          <table:table-cell table:number-columns-repeated="3"/>
          <table:table-cell table:formula="of:=[.B43]*SIN([.A43]*PI()/180)" office:value-type="float" office:value="-4.21278498906689E-015">
            <text:p>0,0</text:p>
          </table:table-cell>
          <table:table-cell table:formula="of:=[.B43]*COS([.A43]*PI()/180)" office:value-type="float" office:value="17.2">
            <text:p>17,2</text:p>
          </table:table-cell>
          <table:table-cell table:formula="of:=[.C43]*SIN([.A43]*PI()/180)" office:value-type="float" office:value="-4.35974260496458E-015">
            <text:p>0,0</text:p>
          </table:table-cell>
          <table:table-cell table:formula="of:=[.C43]*COS([.A43]*PI()/180)" office:value-type="float" office:value="17.8">
            <text:p>17,8</text:p>
          </table:table-cell>
          <table:table-cell table:style-name="ce24" table:number-columns-repeated="4"/>
        </table:table-row>
        <table:table-row table:style-name="ro3">
          <table:table-cell table:style-name="Default">
            <draw:frame table:end-cell-address="'Закон Малюса'.H60" table:end-x="0.503cm" table:end-y="0.354cm" draw:z-index="1" draw:style-name="gr1" draw:text-style-name="P1" svg:width="10.581cm" svg:height="7.464cm" svg:x="0.307cm" svg:y="0.116cm">
              <draw:object draw:notify-on-update-of-ranges="'Закон Малюса'.K3:'Закон Малюса'.K43 'Закон Малюса'.B2:'Закон Малюса'.B2 'Закон Малюса'.J3:'Закон Малюса'.J43 'Закон Малюса'.M3:'Закон Малюса'.M43 'Закон Малюса'.C2:'Закон Малюса'.C2 'Закон Малюса'.L3:'Закон Малюса'.L4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'Закон Малюса'.M60" table:end-x="1.285cm" table:end-y="0.446cm" draw:z-index="2" draw:style-name="gr1" draw:text-style-name="P1" svg:width="11.369cm" svg:height="7.605cm" svg:x="1.207cm" svg:y="0.067cm">
              <draw:object draw:notify-on-update-of-ranges="'Закон Малюса'.N3:'Закон Малюса'.N39 'Закон Малюса'.N2:'Закон Малюса'.N2 'Закон Малюса'.O3:'Закон Малюса'.O39 'Закон Малюса'.P3:'Закон Малюса'.P39 'Закон Малюса'.P2:'Закон Малюса'.P2 'Закон Малюса'.Q3:'Закон Малюса'.Q3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Default" table:number-columns-repeated="8"/>
        </table:table-row>
        <table:table-row table:style-name="ro3" table:number-rows-repeated="16">
          <table:table-cell table:style-name="Default" table:number-columns-repeated="6"/>
          <table:table-cell table:number-columns-repeated="3"/>
          <table:table-cell table:style-name="Default" table:number-columns-repeated="8"/>
        </table:table-row>
        <table:table-row table:style-name="ro3">
          <table:table-cell table:style-name="Default">
            <draw:frame table:end-cell-address="'Закон Малюса'.H74" table:end-x="1.46cm" table:end-y="0.221cm" draw:z-index="0" draw:style-name="gr1" draw:text-style-name="P1" svg:width="11.559cm" svg:height="5.773cm" svg:x="0.286cm" svg:y="0.319cm">
              <draw:object draw:notify-on-update-of-ranges="'Закон Малюса'.A3:'Закон Малюса'.A40 'Закон Малюса'.B2:'Закон Малюса'.B2 'Закон Малюса'.B3:'Закон Малюса'.B40 'Закон Малюса'.A3:'Закон Малюса'.A40 'Закон Малюса'.C2:'Закон Малюса'.C2 'Закон Малюса'.C3:'Закон Малюса'.C4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3"/>
          <table:table-cell table:style-name="Default" table:number-columns-repeated="8"/>
        </table:table-row>
      </table:table>
      <table:table table:name="Сахар, Верде" table:style-name="ta1" table:print="false">
        <table:table-column table:style-name="co4" table:default-cell-style-name="ce3"/>
        <table:table-column table:style-name="co4" table:default-cell-style-name="ce30"/>
        <table:table-column table:style-name="co4" table:default-cell-style-name="Default"/>
        <table:table-column table:style-name="co4" table:default-cell-style-name="ce3"/>
        <table:table-column table:style-name="co4" table:default-cell-style-name="ce30"/>
        <table:table-column table:style-name="co4" table:default-cell-style-name="ce3"/>
        <table:table-column table:style-name="co4" table:default-cell-style-name="ce35"/>
        <table:table-row table:style-name="ro4">
          <table:table-cell table:style-name="ce26" office:value-type="string">
            <text:p>C, %</text:p>
          </table:table-cell>
          <table:table-cell table:style-name="ce29" office:value-type="string">
            <text:p>α<text:span text:style-name="T2">°</text:span></text:p>
          </table:table-cell>
          <table:table-cell/>
          <table:table-cell table:style-name="ce26" office:value-type="string">
            <text:p>I, A</text:p>
          </table:table-cell>
          <table:table-cell table:style-name="ce29" office:value-type="string">
            <text:p>α<text:span text:style-name="T2">°</text:span></text:p>
          </table:table-cell>
          <table:table-cell table:style-name="ce26" office:value-type="string">
            <text:p>H, А/м</text:p>
          </table:table-cell>
          <table:table-cell table:style-name="ce33" office:value-type="string">
            <text:p>V, рад/А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/>
          <table:table-cell office:value-type="float" office:value="2">
            <text:p>2</text:p>
          </table:table-cell>
          <table:table-cell office:value-type="float" office:value="3.6">
            <text:p>3,6</text:p>
          </table:table-cell>
          <table:table-cell table:formula="of:=1300*[.D2]/0.2" office:value-type="float" office:value="13000">
            <text:p>13000</text:p>
          </table:table-cell>
          <table:table-cell table:style-name="ce34" table:formula="of:=PI()*SLOPE([.E2:.E7];[.F2:.F7])/180/0.2" office:value-type="float" office:value="0.0000244729684125798" table:number-columns-spanned="1" table:number-rows-spanned="6">
            <text:p>2,447E-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.1">
            <text:p>4,1</text:p>
          </table:table-cell>
          <table:table-cell/>
          <table:table-cell office:value-type="float" office:value="2.5">
            <text:p>2,5</text:p>
          </table:table-cell>
          <table:table-cell office:value-type="float" office:value="4.6">
            <text:p>4,6</text:p>
          </table:table-cell>
          <table:table-cell table:formula="of:=1300*[.D3]/0.2" office:value-type="float" office:value="16250">
            <text:p>16250</text:p>
          </table:table-cell>
          <table:covered-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.8">
            <text:p>7,8</text:p>
          </table:table-cell>
          <table:table-cell/>
          <table:table-cell office:value-type="float" office:value="3">
            <text:p>3</text:p>
          </table:table-cell>
          <table:table-cell office:value-type="float" office:value="5.7">
            <text:p>5,7</text:p>
          </table:table-cell>
          <table:table-cell table:formula="of:=1300*[.D4]/0.2" office:value-type="float" office:value="19500">
            <text:p>19500</text:p>
          </table:table-cell>
          <table:covered-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9.2">
            <text:p>9,2</text:p>
          </table:table-cell>
          <table:table-cell/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table:formula="of:=1300*[.D5]/0.2" office:value-type="float" office:value="22750">
            <text:p>22750</text:p>
          </table:table-cell>
          <table:covered-table-cell/>
        </table:table-row>
        <table:table-row table:style-name="ro3">
          <table:table-cell table:style-name="ce27" table:formula="of:=(8.5-2.86)/1.83" office:value-type="float" office:value="3.08196721311475">
            <text:p>3,08</text:p>
          </table:table-cell>
          <table:table-cell table:style-name="ce31" office:value-type="float" office:value="5.9">
            <text:p>5,9</text:p>
          </table:table-cell>
          <table:table-cell/>
          <table:table-cell office:value-type="float" office:value="4">
            <text:p>4</text:p>
          </table:table-cell>
          <table:table-cell office:value-type="float" office:value="7.3">
            <text:p>7,3</text:p>
          </table:table-cell>
          <table:table-cell table:formula="of:=1300*[.D6]/0.2" office:value-type="float" office:value="26000">
            <text:p>26000</text:p>
          </table:table-cell>
          <table:covered-table-cell/>
        </table:table-row>
        <table:table-row table:style-name="ro2">
          <table:table-cell table:style-name="ce28" office:value-type="string">
            <text:p>α<text:span text:style-name="T1">0</text:span></text:p>
          </table:table-cell>
          <table:table-cell table:style-name="ce31" office:value-type="float" office:value="1.83">
            <text:p>1,83</text:p>
          </table:table-cell>
          <table:table-cell/>
          <table:table-cell table:style-name="ce4" office:value-type="float" office:value="4.5">
            <text:p>4,5</text:p>
          </table:table-cell>
          <table:table-cell table:style-name="ce32" office:value-type="float" office:value="8.1">
            <text:p>8,1</text:p>
          </table:table-cell>
          <table:table-cell table:style-name="ce4" table:formula="of:=1300*[.D7]/0.2" office:value-type="float" office:value="29250">
            <text:p>29250</text:p>
          </table:table-cell>
          <table:covered-table-cell table:style-name="ce36"/>
        </table:table-row>
        <table:table-row table:style-name="ro2">
          <table:table-cell table:style-name="Default">
            <draw:frame table:end-cell-address="'Сахар, Верде'.E23" table:end-x="0.084cm" table:end-y="0.191cm" draw:z-index="0" draw:style-name="gr1" draw:text-style-name="P1" svg:width="8.893cm" svg:height="6.642cm" svg:x="0.223cm" svg:y="0.323cm">
              <draw:object draw:notify-on-update-of-ranges="'Сахар, Верде'.A2:'Сахар, Верде'.A5 'Сахар, Верде'.B2:'Сахар, Верде'.B5 'Сахар, Верде'.A6:'Сахар, Верде'.A6 'Сахар, Верде'.B6:'Сахар, Верде'.B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/>
          <table:table-cell/>
          <table:table-cell table:style-name="Default"/>
          <table:table-cell table:style-name="Default">
            <draw:frame table:end-cell-address="'Сахар, Верде'.J23" table:end-x="0.418cm" table:end-y="0.19cm" draw:z-index="1" draw:style-name="gr1" draw:text-style-name="P1" svg:width="11.274cm" svg:height="6.708cm" svg:x="0.435cm" svg:y="0.256cm">
              <draw:object draw:notify-on-update-of-ranges="'Сахар, Верде'.F2:'Сахар, Верде'.F7 'Сахар, Верде'.E2:'Сахар, Верде'.E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scientific-number number:decimal-places="3" number:min-integer-digits="1" number:min-exponent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24.04.2015</text:date>, <text:time>18:13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4-17T00:51:51.47</meta:creation-date>
    <dc:date>2015-04-24T18:13:16.69</dc:date>
    <dc:creator>Егор Клёнин</dc:creator>
    <meta:editing-duration>P1DT2H22M46S</meta:editing-duration>
    <meta:editing-cycles>24</meta:editing-cycles>
    <meta:generator>OpenOffice/4.1.1$Win32 OpenOffice.org_project/411m6$Build-9775</meta:generator>
    <meta:document-statistic meta:table-count="2" meta:cell-count="55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360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minimum="0" chart:reverse-direction="false" text:line-break="false" chart:axis-position="0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6cm" svg:height="5.774cm" xlink:href=".." xlink:type="simple" chart:class="chart:scatter" chart:style-name="ch1">
        <chart:title svg:x="3.461cm" svg:y="0.251cm" chart:style-name="ch2">
          <text:p>Плоская поляризация</text:p>
        </chart:title>
        <chart:legend svg:x="2.872cm" svg:y="5.2cm" style:legend-expansion="custom" chartooo:width="5.61cm" chartooo:height="0.5cm" style:legend-expansion-aspect-ratio="11.22" chart:style-name="ch3"/>
        <chart:plot-area chart:style-name="ch4" table:cell-range-address="'Закон Малюса'.A3:'Закон Малюса'.C40 'Закон Малюса'.B2:'Закон Малюса'.C2" chart:data-source-has-labels="row" svg:x="0.275cm" svg:y="0.26cm" svg:width="10.62cm" svg:height="4.954cm">
          <chartooo:coordinate-region svg:x="1.187cm" svg:y="0.472cm" svg:width="9.698cm" svg:height="4.069cm"/>
          <chart:axis chart:dimension="x" chart:name="primary-x" chart:style-name="ch5">
            <chart:title svg:x="10.449cm" svg:y="4.162cm" chart:style-name="ch6">
              <text:p>φ°</text:p>
            </chart:title>
            <chart:grid chart:style-name="ch7" chart:class="major"/>
          </chart:axis>
          <chart:axis chart:dimension="y" chart:name="primary-y" chart:style-name="ch8">
            <chart:title svg:x="0.854cm" svg:y="-0.031cm" chart:style-name="ch6">
              <text:p>I, мка</text:p>
            </chart:title>
            <chart:grid chart:style-name="ch7" chart:class="major"/>
          </chart:axis>
          <chart:series chart:style-name="ch9" chart:values-cell-range-address="'Закон Малюса'.B3:'Закон Малюса'.B40" chart:label-cell-address="'Закон Малюса'.B2:'Закон Малюса'.B2" chart:class="chart:scatter">
            <chart:domain table:cell-range-address="'Закон Малюса'.A3:'Закон Малюса'.A40"/>
            <chart:data-point chart:repeated="38"/>
          </chart:series>
          <chart:series chart:style-name="ch10" chart:values-cell-range-address="'Закон Малюса'.C3:'Закон Малюса'.C40" chart:label-cell-address="'Закон Малюса'.C2:'Закон Малюса'.C2" chart:class="chart:scatter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I, мА</text:p>
                <draw:g>
                  <svg:desc>'Закон Малюса'.B2:'Закон Малюса'.B2</svg:desc>
                </draw:g>
              </table:table-cell>
              <table:table-cell office:value-type="string">
                <text:p>Iтеор , мА</text:p>
                <draw:g>
                  <svg:desc>'Закон Малюса'.C2:'Закон Малюса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Закон Малюса'.A3:'Закон Малюса'.A40</svg:desc>
                </draw:g>
              </table:table-cell>
              <table:table-cell office:value-type="float" office:value="17.8">
                <text:p>17.8</text:p>
                <draw:g>
                  <svg:desc>'Закон Малюса'.B3:'Закон Малюса'.B40</svg:desc>
                </draw:g>
              </table:table-cell>
              <table:table-cell office:value-type="float" office:value="17.8">
                <text:p>17.8</text:p>
                <draw:g>
                  <svg:desc>'Закон Малюса'.C3:'Закон Малюса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6.8">
                <text:p>16.8</text:p>
              </table:table-cell>
              <table:table-cell office:value-type="float" office:value="17.2632643249946">
                <text:p>17.2632643249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4.5">
                <text:p>14.5</text:p>
              </table:table-cell>
              <table:table-cell office:value-type="float" office:value="15.7177955437589">
                <text:p>15.7177955437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1.4">
                <text:p>11.4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7.9">
                <text:p>7.9</text:p>
              </table:table-cell>
              <table:table-cell office:value-type="float" office:value="10.4454687812357">
                <text:p>10.4454687812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.7">
                <text:p>4.7</text:p>
              </table:table-cell>
              <table:table-cell office:value-type="float" office:value="7.35453121876432">
                <text:p>7.35453121876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.2">
                <text:p>2.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1.3">
                <text:p>1.3</text:p>
              </table:table-cell>
              <table:table-cell office:value-type="float" office:value="3.1791902737898">
                <text:p>3.1791902737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2.0822044562411">
                <text:p>2.0822044562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0.2">
                <text:p>0.2</text:p>
              </table:table-cell>
              <table:table-cell office:value-type="float" office:value="1.1923739063185">
                <text:p>1.1923739063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536735675005416">
                <text:p>0.536735675005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.4">
                <text:p>0.4</text:p>
              </table:table-cell>
              <table:table-cell office:value-type="float" office:value="6.67393103284527E-032">
                <text:p>6.67393103284527E-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.6">
                <text:p>1.6</text:p>
              </table:table-cell>
              <table:table-cell office:value-type="float" office:value="0.536735675005415">
                <text:p>0.536735675005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">
                <text:p>110</text:p>
              </table:table-cell>
              <table:table-cell office:value-type="float" office:value="3.7">
                <text:p>3.7</text:p>
              </table:table-cell>
              <table:table-cell office:value-type="float" office:value="2.08220445624109">
                <text:p>2.08220445624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6.6">
                <text:p>6.6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">
                <text:p>130</text:p>
              </table:table-cell>
              <table:table-cell office:value-type="float" office:value="9.7">
                <text:p>9.7</text:p>
              </table:table-cell>
              <table:table-cell office:value-type="float" office:value="7.35453121876432">
                <text:p>7.354531218764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">
                <text:p>140</text:p>
              </table:table-cell>
              <table:table-cell office:value-type="float" office:value="12.7">
                <text:p>12.7</text:p>
              </table:table-cell>
              <table:table-cell office:value-type="float" office:value="10.4454687812357">
                <text:p>10.44546878123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15.7177955437589">
                <text:p>15.7177955437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">
                <text:p>170</text:p>
              </table:table-cell>
              <table:table-cell office:value-type="float" office:value="16.3">
                <text:p>16.3</text:p>
              </table:table-cell>
              <table:table-cell office:value-type="float" office:value="17.2632643249946">
                <text:p>17.26326432499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">
                <text:p>180</text:p>
              </table:table-cell>
              <table:table-cell office:value-type="float" office:value="15.7">
                <text:p>15.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14.3">
                <text:p>14.3</text:p>
              </table:table-cell>
              <table:table-cell office:value-type="float" office:value="17.2632643249946">
                <text:p>17.26326432499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">
                <text:p>200</text:p>
              </table:table-cell>
              <table:table-cell office:value-type="float" office:value="11.9">
                <text:p>11.9</text:p>
              </table:table-cell>
              <table:table-cell office:value-type="float" office:value="15.7177955437589">
                <text:p>15.71779554375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0">
                <text:p>210</text:p>
              </table:table-cell>
              <table:table-cell office:value-type="float" office:value="8.9">
                <text:p>8.9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">
                <text:p>220</text:p>
              </table:table-cell>
              <table:table-cell office:value-type="float" office:value="6.5">
                <text:p>6.5</text:p>
              </table:table-cell>
              <table:table-cell office:value-type="float" office:value="10.4454687812357">
                <text:p>10.4454687812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0">
                <text:p>230</text:p>
              </table:table-cell>
              <table:table-cell office:value-type="float" office:value="3.8">
                <text:p>3.8</text:p>
              </table:table-cell>
              <table:table-cell office:value-type="float" office:value="7.35453121876432">
                <text:p>7.35453121876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2.1">
                <text:p>2.1</text:p>
              </table:table-cell>
              <table:table-cell office:value-type="float" office:value="4.45000000000001">
                <text:p>4.45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5">
                <text:p>245</text:p>
              </table:table-cell>
              <table:table-cell office:value-type="float" office:value="1.3">
                <text:p>1.3</text:p>
              </table:table-cell>
              <table:table-cell office:value-type="float" office:value="3.17919027378981">
                <text:p>3.17919027378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0">
                <text:p>250</text:p>
              </table:table-cell>
              <table:table-cell office:value-type="float" office:value="0.6">
                <text:p>0.6</text:p>
              </table:table-cell>
              <table:table-cell office:value-type="float" office:value="2.0822044562411">
                <text:p>2.0822044562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0.2">
                <text:p>0.2</text:p>
              </table:table-cell>
              <table:table-cell office:value-type="float" office:value="1.19237390631849">
                <text:p>1.192373906318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.536735675005415">
                <text:p>0.536735675005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0">
                <text:p>270</text:p>
              </table:table-cell>
              <table:table-cell office:value-type="float" office:value="0.7">
                <text:p>0.7</text:p>
              </table:table-cell>
              <table:table-cell office:value-type="float" office:value="6.00653792956074E-031">
                <text:p>6.00653792956074E-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0">
                <text:p>280</text:p>
              </table:table-cell>
              <table:table-cell office:value-type="float" office:value="2.1">
                <text:p>2.1</text:p>
              </table:table-cell>
              <table:table-cell office:value-type="float" office:value="0.536735675005413">
                <text:p>0.5367356750054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0">
                <text:p>290</text:p>
              </table:table-cell>
              <table:table-cell office:value-type="float" office:value="4.9">
                <text:p>4.9</text:p>
              </table:table-cell>
              <table:table-cell office:value-type="float" office:value="2.08220445624109">
                <text:p>2.082204456241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">
                <text:p>300</text:p>
              </table:table-cell>
              <table:table-cell office:value-type="float" office:value="7.8">
                <text:p>7.8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0">
                <text:p>310</text:p>
              </table:table-cell>
              <table:table-cell office:value-type="float" office:value="10.9">
                <text:p>10.9</text:p>
              </table:table-cell>
              <table:table-cell office:value-type="float" office:value="7.35453121876432">
                <text:p>7.354531218764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">
                <text:p>320</text:p>
              </table:table-cell>
              <table:table-cell office:value-type="float" office:value="13.1">
                <text:p>13.1</text:p>
              </table:table-cell>
              <table:table-cell office:value-type="float" office:value="10.4454687812357">
                <text:p>10.44546878123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0">
                <text:p>330</text:p>
              </table:table-cell>
              <table:table-cell office:value-type="float" office:value="15.1">
                <text:p>15.1</text:p>
              </table:table-cell>
              <table:table-cell office:value-type="float" office:value="13.35">
                <text:p>13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8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15cm" chart:symbol-height="0.15cm">
        <chart:symbol-image xlink:href="Pictures/2000000D000000DD000000DD3F0040E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cm" chart:symbol-height="0.2cm">
        <chart:symbol-image xlink:href="Pictures/2000000D000000DD000000DD8384ABF7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582cm" svg:height="7.465cm" xlink:href=".." xlink:type="simple" chart:class="chart:scatter" chart:style-name="ch1">
        <chart:title svg:x="2.972cm" svg:y="0.285cm" chart:style-name="ch2">
          <text:p>Плоская поляризация</text:p>
        </chart:title>
        <chart:legend svg:x="2.146cm" svg:y="6.2cm" style:legend-expansion="custom" chartooo:width="5.925cm" chartooo:height="1.264cm" style:legend-expansion-aspect-ratio="4.6875" chart:style-name="ch3"/>
        <chart:plot-area chart:style-name="ch4" table:cell-range-address="'Закон Малюса'.J3:'Закон Малюса'.L43 'Закон Малюса'.B2:'Закон Малюса'.C2" chart:data-source-has-labels="row" svg:x="0.28cm" svg:y="0.967cm" svg:width="9.885cm" svg:height="5.444cm">
          <chartooo:coordinate-region svg:x="0.664cm" svg:y="1.179cm" svg:width="9.169cm" svg:height="5.0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Закон Малюса'.J3:'Закон Малюса'.J43" chart:label-cell-address="'Закон Малюса'.B2:'Закон Малюса'.B2" chart:class="chart:scatter">
            <chart:domain table:cell-range-address="'Закон Малюса'.K3:'Закон Малюса'.K43"/>
            <chart:data-point chart:repeated="41"/>
          </chart:series>
          <chart:series chart:style-name="ch8" chart:values-cell-range-address="'Закон Малюса'.L3:'Закон Малюса'.L43" chart:label-cell-address="'Закон Малюса'.C2:'Закон Малюса'.C2" chart:class="chart:scatter">
            <chart:domain table:cell-range-address="'Закон Малюса'.M3:'Закон Малюса'.M43"/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I, мА</text:p>
                <draw:g>
                  <svg:desc>'Закон Малюса'.B2:'Закон Малюса'.B2</svg:desc>
                </draw:g>
              </table:table-cell>
              <table:table-cell office:value-type="string">
                <text:p>Столбец M</text:p>
              </table:table-cell>
              <table:table-cell office:value-type="string">
                <text:p>Iтеор , мА</text:p>
                <draw:g>
                  <svg:desc>'Закон Малюса'.C2:'Закон Малюса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8">
                <text:p>17.8</text:p>
                <draw:g>
                  <svg:desc>'Закон Малюса'.K3:'Закон Малюса'.K43</svg:desc>
                </draw:g>
              </table:table-cell>
              <table:table-cell office:value-type="float" office:value="0">
                <text:p>0</text:p>
                <draw:g>
                  <svg:desc>'Закон Малюса'.J3:'Закон Малюса'.J43</svg:desc>
                </draw:g>
              </table:table-cell>
              <table:table-cell office:value-type="float" office:value="17.8">
                <text:p>17.8</text:p>
                <draw:g>
                  <svg:desc>'Закон Малюса'.M3:'Закон Малюса'.M43</svg:desc>
                </draw:g>
              </table:table-cell>
              <table:table-cell office:value-type="float" office:value="0">
                <text:p>0</text:p>
                <draw:g>
                  <svg:desc>'Закон Малюса'.L3:'Закон Малюса'.L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5447702506051">
                <text:p>16.5447702506051</text:p>
              </table:table-cell>
              <table:table-cell office:value-type="float" office:value="2.91728938480443">
                <text:p>2.91728938480443</text:p>
              </table:table-cell>
              <table:table-cell office:value-type="float" office:value="17.0009965495537">
                <text:p>17.0009965495537</text:p>
              </table:table-cell>
              <table:table-cell office:value-type="float" office:value="2.99773439061784">
                <text:p>2.99773439061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6255430013957">
                <text:p>13.6255430013957</text:p>
              </table:table-cell>
              <table:table-cell office:value-type="float" office:value="4.9592920782222">
                <text:p>4.9592920782222</text:p>
              </table:table-cell>
              <table:table-cell office:value-type="float" office:value="14.7698964874919">
                <text:p>14.7698964874919</text:p>
              </table:table-cell>
              <table:table-cell office:value-type="float" office:value="5.37580268463998">
                <text:p>5.37580268463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8726896031426">
                <text:p>9.8726896031426</text:p>
              </table:table-cell>
              <table:table-cell office:value-type="float" office:value="5.7">
                <text:p>5.7</text:p>
              </table:table-cell>
              <table:table-cell office:value-type="float" office:value="11.5614391405223">
                <text:p>11.5614391405223</text:p>
              </table:table-cell>
              <table:table-cell office:value-type="float" office:value="6.675">
                <text:p>6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5175110063993">
                <text:p>6.05175110063993</text:p>
              </table:table-cell>
              <table:table-cell office:value-type="float" office:value="5.07802211652366">
                <text:p>5.07802211652366</text:p>
              </table:table-cell>
              <table:table-cell office:value-type="float" office:value="8.00169331563836">
                <text:p>8.00169331563836</text:p>
              </table:table-cell>
              <table:table-cell office:value-type="float" office:value="6.71421790994585">
                <text:p>6.71421790994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2110176552674">
                <text:p>3.02110176552674</text:p>
              </table:table-cell>
              <table:table-cell office:value-type="float" office:value="3.6004088826592">
                <text:p>3.6004088826592</text:p>
              </table:table-cell>
              <table:table-cell office:value-type="float" office:value="4.72740154247455">
                <text:p>4.72740154247455</text:p>
              </table:table-cell>
              <table:table-cell office:value-type="float" office:value="5.63389777187945">
                <text:p>5.63389777187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">
                <text:p>1.1</text:p>
              </table:table-cell>
              <table:table-cell office:value-type="float" office:value="1.90525588832577">
                <text:p>1.90525588832577</text:p>
              </table:table-cell>
              <table:table-cell office:value-type="float" office:value="2.225">
                <text:p>2.225</text:p>
              </table:table-cell>
              <table:table-cell office:value-type="float" office:value="3.85381304684075">
                <text:p>3.85381304684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9403740262909">
                <text:p>0.549403740262909</text:p>
              </table:table-cell>
              <table:table-cell office:value-type="float" office:value="1.17820012314764">
                <text:p>1.17820012314764</text:p>
              </table:table-cell>
              <table:table-cell office:value-type="float" office:value="1.34358386725198">
                <text:p>1.34358386725198</text:p>
              </table:table-cell>
              <table:table-cell office:value-type="float" office:value="2.88132490160688">
                <text:p>2.88132490160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9414100327968">
                <text:p>0.239414100327968</text:p>
              </table:table-cell>
              <table:table-cell office:value-type="float" office:value="0.657784834550136">
                <text:p>0.657784834550136</text:p>
              </table:table-cell>
              <table:table-cell office:value-type="float" office:value="0.712155866556926">
                <text:p>0.712155866556926</text:p>
              </table:table-cell>
              <table:table-cell office:value-type="float" office:value="1.95663216249729">
                <text:p>1.95663216249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7638090205042">
                <text:p>0.0517638090205042</text:p>
              </table:table-cell>
              <table:table-cell office:value-type="float" office:value="0.193185165257814">
                <text:p>0.193185165257814</text:p>
              </table:table-cell>
              <table:table-cell office:value-type="float" office:value="0.308609075838516">
                <text:p>0.308609075838516</text:p>
              </table:table-cell>
              <table:table-cell office:value-type="float" office:value="1.15174475070622">
                <text:p>1.15174475070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32031718535203">
                <text:p>0.0932031718535203</text:p>
              </table:table-cell>
              <table:table-cell office:value-type="float" office:value="0.528581454063574">
                <text:p>0.528581454063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4929359829471E-017">
                <text:p>2.44929359829471E-017</text:p>
              </table:table-cell>
              <table:table-cell office:value-type="float" office:value="0.4">
                <text:p>0.4</text:p>
              </table:table-cell>
              <table:table-cell office:value-type="float" office:value="4.08660413855207E-048">
                <text:p>4.08660413855207E-048</text:p>
              </table:table-cell>
              <table:table-cell office:value-type="float" office:value="6.67393103284527E-032">
                <text:p>6.67393103284527E-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77837084267088">
                <text:p>-0.277837084267088</text:p>
              </table:table-cell>
              <table:table-cell office:value-type="float" office:value="1.57569240481953">
                <text:p>1.57569240481953</text:p>
              </table:table-cell>
              <table:table-cell office:value-type="float" office:value="-0.0932031718535201">
                <text:p>-0.0932031718535201</text:p>
              </table:table-cell>
              <table:table-cell office:value-type="float" office:value="0.528581454063574">
                <text:p>0.5285814540635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26547453030497">
                <text:p>-1.26547453030497</text:p>
              </table:table-cell>
              <table:table-cell office:value-type="float" office:value="3.47686269690786">
                <text:p>3.47686269690786</text:p>
              </table:table-cell>
              <table:table-cell office:value-type="float" office:value="-0.712155866556925">
                <text:p>-0.712155866556925</text:p>
              </table:table-cell>
              <table:table-cell office:value-type="float" office:value="1.95663216249729">
                <text:p>1.95663216249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">
                <text:p>-3.3</text:p>
              </table:table-cell>
              <table:table-cell office:value-type="float" office:value="5.7157676649773">
                <text:p>5.7157676649773</text:p>
              </table:table-cell>
              <table:table-cell office:value-type="float" office:value="-2.225">
                <text:p>-2.225</text:p>
              </table:table-cell>
              <table:table-cell office:value-type="float" office:value="3.85381304684075">
                <text:p>3.85381304684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23503981395943">
                <text:p>-6.23503981395943</text:p>
              </table:table-cell>
              <table:table-cell office:value-type="float" office:value="7.43063109825409">
                <text:p>7.43063109825409</text:p>
              </table:table-cell>
              <table:table-cell office:value-type="float" office:value="-4.72740154247455">
                <text:p>-4.72740154247455</text:p>
              </table:table-cell>
              <table:table-cell office:value-type="float" office:value="5.63389777187945">
                <text:p>5.633897771879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.72876442761102">
                <text:p>-9.72876442761102</text:p>
              </table:table-cell>
              <table:table-cell office:value-type="float" office:value="8.16340264301905">
                <text:p>8.16340264301905</text:p>
              </table:table-cell>
              <table:table-cell office:value-type="float" office:value="-8.00169331563835">
                <text:p>-8.00169331563835</text:p>
              </table:table-cell>
              <table:table-cell office:value-type="float" office:value="6.71421790994585">
                <text:p>6.71421790994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.9903810567666">
                <text:p>-12.9903810567666</text:p>
              </table:table-cell>
              <table:table-cell office:value-type="float" office:value="7.5">
                <text:p>7.5</text:p>
              </table:table-cell>
              <table:table-cell office:value-type="float" office:value="-11.5614391405223">
                <text:p>-11.5614391405223</text:p>
              </table:table-cell>
              <table:table-cell office:value-type="float" office:value="6.675">
                <text:p>6.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.0350819325745">
                <text:p>-15.0350819325745</text:p>
              </table:table-cell>
              <table:table-cell office:value-type="float" office:value="5.4723222932107">
                <text:p>5.4723222932107</text:p>
              </table:table-cell>
              <table:table-cell office:value-type="float" office:value="-14.7698964874919">
                <text:p>-14.7698964874919</text:p>
              </table:table-cell>
              <table:table-cell office:value-type="float" office:value="5.37580268463998">
                <text:p>5.37580268463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.052366374099">
                <text:p>-16.052366374099</text:p>
              </table:table-cell>
              <table:table-cell office:value-type="float" office:value="2.83046529597096">
                <text:p>2.83046529597096</text:p>
              </table:table-cell>
              <table:table-cell office:value-type="float" office:value="-17.0009965495537">
                <text:p>-17.0009965495537</text:p>
              </table:table-cell>
              <table:table-cell office:value-type="float" office:value="2.99773439061784">
                <text:p>2.99773439061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.7">
                <text:p>-15.7</text:p>
              </table:table-cell>
              <table:table-cell office:value-type="float" office:value="1.92269547466134E-015">
                <text:p>1.92269547466134E-015</text:p>
              </table:table-cell>
              <table:table-cell office:value-type="float" office:value="-17.8">
                <text:p>-17.8</text:p>
              </table:table-cell>
              <table:table-cell office:value-type="float" office:value="2.17987130248229E-015">
                <text:p>2.17987130248229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.0827508680746">
                <text:p>-14.0827508680746</text:p>
              </table:table-cell>
              <table:table-cell office:value-type="float" office:value="-2.48316894063711">
                <text:p>-2.48316894063711</text:p>
              </table:table-cell>
              <table:table-cell office:value-type="float" office:value="-17.0009965495537">
                <text:p>-17.0009965495537</text:p>
              </table:table-cell>
              <table:table-cell office:value-type="float" office:value="-2.99773439061784">
                <text:p>-2.99773439061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.1823421873523">
                <text:p>-11.1823421873523</text:p>
              </table:table-cell>
              <table:table-cell office:value-type="float" office:value="-4.07003970557546">
                <text:p>-4.07003970557546</text:p>
              </table:table-cell>
              <table:table-cell office:value-type="float" office:value="-14.7698964874919">
                <text:p>-14.7698964874919</text:p>
              </table:table-cell>
              <table:table-cell office:value-type="float" office:value="-5.37580268463998">
                <text:p>-5.37580268463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7076260936815">
                <text:p>-7.7076260936815</text:p>
              </table:table-cell>
              <table:table-cell office:value-type="float" office:value="-4.45">
                <text:p>-4.45</text:p>
              </table:table-cell>
              <table:table-cell office:value-type="float" office:value="-11.5614391405223">
                <text:p>-11.5614391405223</text:p>
              </table:table-cell>
              <table:table-cell office:value-type="float" office:value="-6.675">
                <text:p>-6.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97928888027336">
                <text:p>-4.97928888027336</text:p>
              </table:table-cell>
              <table:table-cell office:value-type="float" office:value="-4.17811946296251">
                <text:p>-4.17811946296251</text:p>
              </table:table-cell>
              <table:table-cell office:value-type="float" office:value="-8.00169331563836">
                <text:p>-8.00169331563836</text:p>
              </table:table-cell>
              <table:table-cell office:value-type="float" office:value="-6.71421790994585">
                <text:p>-6.71421790994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44259291680885">
                <text:p>-2.44259291680885</text:p>
              </table:table-cell>
              <table:table-cell office:value-type="float" office:value="-2.91096888385212">
                <text:p>-2.91096888385212</text:p>
              </table:table-cell>
              <table:table-cell office:value-type="float" office:value="-4.72740154247455">
                <text:p>-4.72740154247455</text:p>
              </table:table-cell>
              <table:table-cell office:value-type="float" office:value="-5.63389777187945">
                <text:p>-5.633897771879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05">
                <text:p>-1.05</text:p>
              </table:table-cell>
              <table:table-cell office:value-type="float" office:value="-1.81865334794732">
                <text:p>-1.81865334794732</text:p>
              </table:table-cell>
              <table:table-cell office:value-type="float" office:value="-2.22500000000001">
                <text:p>-2.22500000000001</text:p>
              </table:table-cell>
              <table:table-cell office:value-type="float" office:value="-3.85381304684076">
                <text:p>-3.85381304684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4940374026291">
                <text:p>-0.54940374026291</text:p>
              </table:table-cell>
              <table:table-cell office:value-type="float" office:value="-1.17820012314764">
                <text:p>-1.17820012314764</text:p>
              </table:table-cell>
              <table:table-cell office:value-type="float" office:value="-1.34358386725199">
                <text:p>-1.34358386725199</text:p>
              </table:table-cell>
              <table:table-cell office:value-type="float" office:value="-2.88132490160688">
                <text:p>-2.88132490160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05212085995402">
                <text:p>-0.205212085995402</text:p>
              </table:table-cell>
              <table:table-cell office:value-type="float" office:value="-0.563815572471545">
                <text:p>-0.563815572471545</text:p>
              </table:table-cell>
              <table:table-cell office:value-type="float" office:value="-0.71215586655693">
                <text:p>-0.71215586655693</text:p>
              </table:table-cell>
              <table:table-cell office:value-type="float" office:value="-1.9566321624973">
                <text:p>-1.9566321624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517638090205041">
                <text:p>-0.0517638090205041</text:p>
              </table:table-cell>
              <table:table-cell office:value-type="float" office:value="-0.193185165257814">
                <text:p>-0.193185165257814</text:p>
              </table:table-cell>
              <table:table-cell office:value-type="float" office:value="-0.308609075838515">
                <text:p>-0.308609075838515</text:p>
              </table:table-cell>
              <table:table-cell office:value-type="float" office:value="-1.15174475070622">
                <text:p>-1.151744750706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932031718535201">
                <text:p>-0.0932031718535201</text:p>
              </table:table-cell>
              <table:table-cell office:value-type="float" office:value="-0.528581454063574">
                <text:p>-0.528581454063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28587913910472E-016">
                <text:p>-1.28587913910472E-016</text:p>
              </table:table-cell>
              <table:table-cell office:value-type="float" office:value="-0.7">
                <text:p>-0.7</text:p>
              </table:table-cell>
              <table:table-cell office:value-type="float" office:value="-1.10338311740906E-046">
                <text:p>-1.10338311740906E-046</text:p>
              </table:table-cell>
              <table:table-cell office:value-type="float" office:value="-6.00653792956074E-031">
                <text:p>-6.00653792956074E-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4661173100553">
                <text:p>0.364661173100553</text:p>
              </table:table-cell>
              <table:table-cell office:value-type="float" office:value="-2.06809628132564">
                <text:p>-2.06809628132564</text:p>
              </table:table-cell>
              <table:table-cell office:value-type="float" office:value="0.0932031718535196">
                <text:p>0.0932031718535196</text:p>
              </table:table-cell>
              <table:table-cell office:value-type="float" office:value="-0.528581454063572">
                <text:p>-0.5285814540635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7589870229577">
                <text:p>1.67589870229577</text:p>
              </table:table-cell>
              <table:table-cell office:value-type="float" office:value="-4.60449384185095">
                <text:p>-4.60449384185095</text:p>
              </table:table-cell>
              <table:table-cell office:value-type="float" office:value="0.712155866556922">
                <text:p>0.712155866556922</text:p>
              </table:table-cell>
              <table:table-cell office:value-type="float" office:value="-1.95663216249729">
                <text:p>-1.956632162497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">
                <text:p>3.9</text:p>
              </table:table-cell>
              <table:table-cell office:value-type="float" office:value="-6.75499814951862">
                <text:p>-6.75499814951862</text:p>
              </table:table-cell>
              <table:table-cell office:value-type="float" office:value="2.225">
                <text:p>2.225</text:p>
              </table:table-cell>
              <table:table-cell office:value-type="float" office:value="-3.85381304684075">
                <text:p>-3.85381304684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0638494558328">
                <text:p>7.00638494558328</text:p>
              </table:table-cell>
              <table:table-cell office:value-type="float" office:value="-8.34988442999686">
                <text:p>-8.34988442999686</text:p>
              </table:table-cell>
              <table:table-cell office:value-type="float" office:value="4.72740154247455">
                <text:p>4.72740154247455</text:p>
              </table:table-cell>
              <table:table-cell office:value-type="float" office:value="-5.63389777187945">
                <text:p>-5.63389777187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0351822048586">
                <text:p>10.0351822048586</text:p>
              </table:table-cell>
              <table:table-cell office:value-type="float" office:value="-8.42051768689367">
                <text:p>-8.42051768689367</text:p>
              </table:table-cell>
              <table:table-cell office:value-type="float" office:value="8.00169331563835">
                <text:p>8.00169331563835</text:p>
              </table:table-cell>
              <table:table-cell office:value-type="float" office:value="-6.71421790994585">
                <text:p>-6.71421790994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076983597145">
                <text:p>13.076983597145</text:p>
              </table:table-cell>
              <table:table-cell office:value-type="float" office:value="-7.55000000000001">
                <text:p>-7.55000000000001</text:p>
              </table:table-cell>
              <table:table-cell office:value-type="float" office:value="11.5614391405222">
                <text:p>11.5614391405222</text:p>
              </table:table-cell>
              <table:table-cell office:value-type="float" office:value="-6.675">
                <text:p>-6.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9411126704959">
                <text:p>14.9411126704959</text:p>
              </table:table-cell>
              <table:table-cell office:value-type="float" office:value="-5.43812027887813">
                <text:p>-5.43812027887813</text:p>
              </table:table-cell>
              <table:table-cell office:value-type="float" office:value="14.7698964874919">
                <text:p>14.7698964874919</text:p>
              </table:table-cell>
              <table:table-cell office:value-type="float" office:value="-5.37580268463998">
                <text:p>-5.37580268463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2493279247014">
                <text:p>16.2493279247014</text:p>
              </table:table-cell>
              <table:table-cell office:value-type="float" office:value="-2.86519493150437">
                <text:p>-2.86519493150437</text:p>
              </table:table-cell>
              <table:table-cell office:value-type="float" office:value="17.0009965495537">
                <text:p>17.0009965495537</text:p>
              </table:table-cell>
              <table:table-cell office:value-type="float" office:value="-2.99773439061786">
                <text:p>-2.997734390617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2">
                <text:p>17.2</text:p>
              </table:table-cell>
              <table:table-cell office:value-type="float" office:value="-4.21278498906689E-015">
                <text:p>-4.21278498906689E-015</text:p>
              </table:table-cell>
              <table:table-cell office:value-type="float" office:value="17.8">
                <text:p>17.8</text:p>
              </table:table-cell>
              <table:table-cell office:value-type="float" office:value="-4.35974260496458E-015">
                <text:p>-4.35974260496458E-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8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15cm" chart:symbol-height="0.15cm">
        <chart:symbol-image xlink:href="Pictures/2000000D000000DD000000DD8384ABF7.svm" xlink:type="simple" xlink:actuate="onLoad"/>
      </style:chart-properties>
      <style:graphic-properties svg:stroke-width="0.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7cm" svg:height="7.606cm" xlink:href=".." xlink:type="simple" chart:class="chart:scatter" chart:style-name="ch1">
        <chart:title svg:x="2.852cm" svg:y="0.24cm" chart:style-name="ch2">
          <text:p>Эллиптическая поляризация</text:p>
        </chart:title>
        <chart:legend svg:x="3.17cm" svg:y="6.561cm" style:legend-expansion="custom" chartooo:width="5.417cm" chartooo:height="0.801cm" style:legend-expansion-aspect-ratio="6.76279650436954" chart:style-name="ch3"/>
        <chart:plot-area chart:style-name="ch4" table:cell-range-address="'Закон Малюса'.N2:'Закон Малюса'.N39 'Закон Малюса'.O3:'Закон Малюса'.O39 'Закон Малюса'.P2:'Закон Малюса'.P2 'Закон Малюса'.Q3:'Закон Малюса'.Q39" chart:data-source-has-labels="row" svg:x="0.208cm" svg:y="0.996cm" svg:width="11.08cm" svg:height="5.572cm">
          <chartooo:coordinate-region svg:x="0.499cm" svg:y="1.208cm" svg:width="10.549cm" svg:height="5.148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Закон Малюса'.O3:'Закон Малюса'.O39" chart:label-cell-address="'Закон Малюса'.N2:'Закон Малюса'.N2" chart:class="chart:scatter">
            <chart:domain table:cell-range-address="'Закон Малюса'.N3:'Закон Малюса'.N39"/>
            <chart:data-point chart:repeated="37"/>
          </chart:series>
          <chart:series chart:style-name="ch8" chart:values-cell-range-address="'Закон Малюса'.Q3:'Закон Малюса'.Q39" chart:label-cell-address="'Закон Малюса'.P2:'Закон Малюса'.P2" chart:class="chart:scatter">
            <chart:domain table:cell-range-address="'Закон Малюса'.P3:'Закон Малюса'.P39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N</text:p>
              </table:table-cell>
              <table:table-cell office:value-type="string">
                <text:p>I, мА</text:p>
                <draw:g>
                  <svg:desc>'Закон Малюса'.N2:'Закон Малюса'.N2</svg:desc>
                </draw:g>
              </table:table-cell>
              <table:table-cell office:value-type="string">
                <text:p>Столбец P</text:p>
              </table:table-cell>
              <table:table-cell office:value-type="string">
                <text:p>Iтеор , мА</text:p>
                <draw:g>
                  <svg:desc>'Закон Малюса'.P2:'Закон Малюса'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Закон Малюса'.N3:'Закон Малюса'.N39</svg:desc>
                </draw:g>
              </table:table-cell>
              <table:table-cell office:value-type="float" office:value="8.6">
                <text:p>8.6</text:p>
                <draw:g>
                  <svg:desc>'Закон Малюса'.O3:'Закон Малюса'.O39</svg:desc>
                </draw:g>
              </table:table-cell>
              <table:table-cell office:value-type="float" office:value="0">
                <text:p>0</text:p>
                <draw:g>
                  <svg:desc>'Закон Малюса'.P3:'Закон Малюса'.P39</svg:desc>
                </draw:g>
              </table:table-cell>
              <table:table-cell office:value-type="float" office:value="8.6">
                <text:p>8.6</text:p>
                <draw:g>
                  <svg:desc>'Закон Малюса'.Q3:'Закон Малюса'.Q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5864469240222">
                <text:p>1.45864469240222</text:p>
              </table:table-cell>
              <table:table-cell office:value-type="float" office:value="8.27238512530255">
                <text:p>8.27238512530255</text:p>
              </table:table-cell>
              <table:table-cell office:value-type="float" office:value="1.14223137816574">
                <text:p>1.14223137816574</text:p>
              </table:table-cell>
              <table:table-cell office:value-type="float" office:value="8.46934667590499">
                <text:p>8.46934667590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0195913227278">
                <text:p>2.70195913227278</text:p>
              </table:table-cell>
              <table:table-cell office:value-type="float" office:value="7.42357170420868">
                <text:p>7.42357170420868</text:p>
              </table:table-cell>
              <table:table-cell office:value-type="float" office:value="2.24975663390289">
                <text:p>2.24975663390289</text:p>
              </table:table-cell>
              <table:table-cell office:value-type="float" office:value="8.08135653875881">
                <text:p>8.08135653875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6.06217782649107">
                <text:p>6.06217782649107</text:p>
              </table:table-cell>
              <table:table-cell office:value-type="float" office:value="3.28892417275068">
                <text:p>3.28892417275068</text:p>
              </table:table-cell>
              <table:table-cell office:value-type="float" office:value="7.44781847254617">
                <text:p>7.44781847254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495619410252">
                <text:p>4.0495619410252</text:p>
              </table:table-cell>
              <table:table-cell office:value-type="float" office:value="4.82607999164956">
                <text:p>4.82607999164956</text:p>
              </table:table-cell>
              <table:table-cell office:value-type="float" office:value="4.22815941488538">
                <text:p>4.22815941488538</text:p>
              </table:table-cell>
              <table:table-cell office:value-type="float" office:value="6.58798221082321">
                <text:p>6.58798221082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13663999284248">
                <text:p>4.13663999284248</text:p>
              </table:table-cell>
              <table:table-cell office:value-type="float" office:value="3.47105309230731">
                <text:p>3.47105309230731</text:p>
              </table:table-cell>
              <table:table-cell office:value-type="float" office:value="5.03892417275068">
                <text:p>5.03892417275068</text:p>
              </table:table-cell>
              <table:table-cell office:value-type="float" office:value="5.52797344330424">
                <text:p>5.52797344330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4352447854375">
                <text:p>4.24352447854375</text:p>
              </table:table-cell>
              <table:table-cell office:value-type="float" office:value="2.45">
                <text:p>2.45</text:p>
              </table:table-cell>
              <table:table-cell office:value-type="float" office:value="5.69658376944562">
                <text:p>5.6965837694456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1052457977236">
                <text:p>4.51052457977236</text:p>
              </table:table-cell>
              <table:table-cell office:value-type="float" office:value="1.64169668796321">
                <text:p>1.64169668796321</text:p>
              </table:table-cell>
              <table:table-cell office:value-type="float" office:value="6.18115555091642">
                <text:p>6.18115555091642</text:p>
              </table:table-cell>
              <table:table-cell office:value-type="float" office:value="2.94137323260075">
                <text:p>2.94137323260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2555798975982">
                <text:p>4.82555798975982</text:p>
              </table:table-cell>
              <table:table-cell office:value-type="float" office:value="0.850876070567959">
                <text:p>0.850876070567959</text:p>
              </table:table-cell>
              <table:table-cell office:value-type="float" office:value="6.47791604878826">
                <text:p>6.47791604878826</text:p>
              </table:table-cell>
              <table:table-cell office:value-type="float" office:value="1.4933743279356">
                <text:p>1.4933743279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">
                <text:p>5.1</text:p>
              </table:table-cell>
              <table:table-cell office:value-type="float" office:value="3.12284933782575E-016">
                <text:p>3.12284933782575E-016</text:p>
              </table:table-cell>
              <table:table-cell office:value-type="float" office:value="6.57784834550136">
                <text:p>6.57784834550136</text:p>
              </table:table-cell>
              <table:table-cell office:value-type="float" office:value="5.26598123633362E-016">
                <text:p>5.26598123633362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1644264156714">
                <text:p>5.41644264156714</text:p>
              </table:table-cell>
              <table:table-cell office:value-type="float" office:value="-0.955064977168117">
                <text:p>-0.955064977168117</text:p>
              </table:table-cell>
              <table:table-cell office:value-type="float" office:value="6.47791604878826">
                <text:p>6.47791604878826</text:p>
              </table:table-cell>
              <table:table-cell office:value-type="float" office:value="-1.4933743279356">
                <text:p>-1.4933743279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3815572471545">
                <text:p>5.63815572471545</text:p>
              </table:table-cell>
              <table:table-cell office:value-type="float" office:value="-2.05212085995401">
                <text:p>-2.05212085995401</text:p>
              </table:table-cell>
              <table:table-cell office:value-type="float" office:value="6.18115555091642">
                <text:p>6.18115555091642</text:p>
              </table:table-cell>
              <table:table-cell office:value-type="float" office:value="-2.94137323260075">
                <text:p>-2.94137323260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0237020535574">
                <text:p>5.80237020535574</text:p>
              </table:table-cell>
              <table:table-cell office:value-type="float" office:value="-3.35">
                <text:p>-3.35</text:p>
              </table:table-cell>
              <table:table-cell office:value-type="float" office:value="5.69658376944562">
                <text:p>5.69658376944562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9212443476854">
                <text:p>5.59212443476854</text:p>
              </table:table-cell>
              <table:table-cell office:value-type="float" office:value="-4.69234955071174">
                <text:p>-4.69234955071174</text:p>
              </table:table-cell>
              <table:table-cell office:value-type="float" office:value="5.03892417275068">
                <text:p>5.03892417275068</text:p>
              </table:table-cell>
              <table:table-cell office:value-type="float" office:value="-5.52797344330424">
                <text:p>-5.52797344330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7802211652366">
                <text:p>5.07802211652366</text:p>
              </table:table-cell>
              <table:table-cell office:value-type="float" office:value="-6.05175110063993">
                <text:p>-6.05175110063993</text:p>
              </table:table-cell>
              <table:table-cell office:value-type="float" office:value="4.22815941488538">
                <text:p>4.22815941488538</text:p>
              </table:table-cell>
              <table:table-cell office:value-type="float" office:value="-6.58798221082321">
                <text:p>-6.58798221082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1">
                <text:p>4.1</text:p>
              </table:table-cell>
              <table:table-cell office:value-type="float" office:value="-7.1014083110324">
                <text:p>-7.1014083110324</text:p>
              </table:table-cell>
              <table:table-cell office:value-type="float" office:value="3.28892417275068">
                <text:p>3.28892417275068</text:p>
              </table:table-cell>
              <table:table-cell office:value-type="float" office:value="-7.44781847254617">
                <text:p>-7.447818472546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0456517527048">
                <text:p>2.80456517527048</text:p>
              </table:table-cell>
              <table:table-cell office:value-type="float" office:value="-7.70547949044445">
                <text:p>-7.70547949044445</text:p>
              </table:table-cell>
              <table:table-cell office:value-type="float" office:value="2.24975663390289">
                <text:p>2.24975663390289</text:p>
              </table:table-cell>
              <table:table-cell office:value-type="float" office:value="-8.08135653875881">
                <text:p>-8.08135653875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8918542133544">
                <text:p>1.38918542133544</text:p>
              </table:table-cell>
              <table:table-cell office:value-type="float" office:value="-7.87846202409766">
                <text:p>-7.87846202409766</text:p>
              </table:table-cell>
              <table:table-cell office:value-type="float" office:value="1.14223137816574">
                <text:p>1.14223137816574</text:p>
              </table:table-cell>
              <table:table-cell office:value-type="float" office:value="-8.46934667590499">
                <text:p>-8.46934667590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42978035343462E-016">
                <text:p>9.42978035343462E-016</text:p>
              </table:table-cell>
              <table:table-cell office:value-type="float" office:value="-7.7">
                <text:p>-7.7</text:p>
              </table:table-cell>
              <table:table-cell office:value-type="float" office:value="8.05554092159495E-016">
                <text:p>8.05554092159495E-016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2502668792019">
                <text:p>-1.2502668792019</text:p>
              </table:table-cell>
              <table:table-cell office:value-type="float" office:value="-7.0906158216879">
                <text:p>-7.0906158216879</text:p>
              </table:table-cell>
              <table:table-cell office:value-type="float" office:value="-1.14223137816574">
                <text:p>-1.14223137816574</text:p>
              </table:table-cell>
              <table:table-cell office:value-type="float" office:value="-8.46934667590499">
                <text:p>-8.469346675904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29153496028198">
                <text:p>-2.29153496028198</text:p>
              </table:table-cell>
              <table:table-cell office:value-type="float" office:value="-6.29594055926559">
                <text:p>-6.29594055926559</text:p>
              </table:table-cell>
              <table:table-cell office:value-type="float" office:value="-2.24975663390289">
                <text:p>-2.24975663390289</text:p>
              </table:table-cell>
              <table:table-cell office:value-type="float" office:value="-8.08135653875881">
                <text:p>-8.08135653875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05">
                <text:p>-3.05</text:p>
              </table:table-cell>
              <table:table-cell office:value-type="float" office:value="-5.28275496308508">
                <text:p>-5.28275496308508</text:p>
              </table:table-cell>
              <table:table-cell office:value-type="float" office:value="-3.28892417275068">
                <text:p>-3.28892417275068</text:p>
              </table:table-cell>
              <table:table-cell office:value-type="float" office:value="-7.44781847254617">
                <text:p>-7.447818472546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.53533185327597">
                <text:p>-3.53533185327597</text:p>
              </table:table-cell>
              <table:table-cell office:value-type="float" office:value="-4.21324443715438">
                <text:p>-4.21324443715438</text:p>
              </table:table-cell>
              <table:table-cell office:value-type="float" office:value="-4.22815941488538">
                <text:p>-4.22815941488538</text:p>
              </table:table-cell>
              <table:table-cell office:value-type="float" office:value="-6.58798221082321">
                <text:p>-6.587982210823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98343110421869">
                <text:p>-3.98343110421869</text:p>
              </table:table-cell>
              <table:table-cell office:value-type="float" office:value="-3.34249557037001">
                <text:p>-3.34249557037001</text:p>
              </table:table-cell>
              <table:table-cell office:value-type="float" office:value="-5.03892417275068">
                <text:p>-5.03892417275068</text:p>
              </table:table-cell>
              <table:table-cell office:value-type="float" office:value="-5.52797344330424">
                <text:p>-5.52797344330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58993464005752">
                <text:p>-4.58993464005752</text:p>
              </table:table-cell>
              <table:table-cell office:value-type="float" office:value="-2.65">
                <text:p>-2.65</text:p>
              </table:table-cell>
              <table:table-cell office:value-type="float" office:value="-5.69658376944561">
                <text:p>-5.69658376944561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26227867640109">
                <text:p>-5.26227867640109</text:p>
              </table:table-cell>
              <table:table-cell office:value-type="float" office:value="-1.91531280262375">
                <text:p>-1.91531280262375</text:p>
              </table:table-cell>
              <table:table-cell office:value-type="float" office:value="-6.18115555091642">
                <text:p>-6.18115555091642</text:p>
              </table:table-cell>
              <table:table-cell office:value-type="float" office:value="-2.94137323260076">
                <text:p>-2.94137323260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61340419216959">
                <text:p>-5.61340419216959</text:p>
              </table:table-cell>
              <table:table-cell office:value-type="float" office:value="-0.989794612701503">
                <text:p>-0.989794612701503</text:p>
              </table:table-cell>
              <table:table-cell office:value-type="float" office:value="-6.47791604878826">
                <text:p>-6.47791604878826</text:p>
              </table:table-cell>
              <table:table-cell office:value-type="float" office:value="-1.4933743279356">
                <text:p>-1.4933743279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">
                <text:p>-6</text:p>
              </table:table-cell>
              <table:table-cell office:value-type="float" office:value="-1.10218211923262E-015">
                <text:p>-1.10218211923262E-015</text:p>
              </table:table-cell>
              <table:table-cell office:value-type="float" office:value="-6.57784834550136">
                <text:p>-6.57784834550136</text:p>
              </table:table-cell>
              <table:table-cell office:value-type="float" office:value="-1.57979437090009E-015">
                <text:p>-1.57979437090009E-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.30276961927813">
                <text:p>-6.30276961927813</text:p>
              </table:table-cell>
              <table:table-cell office:value-type="float" office:value="1.11134833706835">
                <text:p>1.11134833706835</text:p>
              </table:table-cell>
              <table:table-cell office:value-type="float" office:value="-6.47791604878826">
                <text:p>-6.47791604878826</text:p>
              </table:table-cell>
              <table:table-cell office:value-type="float" office:value="1.4933743279356">
                <text:p>1.49337432793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.57784834550136">
                <text:p>-6.57784834550136</text:p>
              </table:table-cell>
              <table:table-cell office:value-type="float" office:value="2.39414100327968">
                <text:p>2.39414100327968</text:p>
              </table:table-cell>
              <table:table-cell office:value-type="float" office:value="-6.18115555091643">
                <text:p>-6.18115555091643</text:p>
              </table:table-cell>
              <table:table-cell office:value-type="float" office:value="2.94137323260075">
                <text:p>2.94137323260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40858798800485">
                <text:p>-6.40858798800485</text:p>
              </table:table-cell>
              <table:table-cell office:value-type="float" office:value="3.7">
                <text:p>3.7</text:p>
              </table:table-cell>
              <table:table-cell office:value-type="float" office:value="-5.69658376944562">
                <text:p>-5.6965837694456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.89854221201613">
                <text:p>-5.89854221201613</text:p>
              </table:table-cell>
              <table:table-cell office:value-type="float" office:value="4.94946459458635">
                <text:p>4.94946459458635</text:p>
              </table:table-cell>
              <table:table-cell office:value-type="float" office:value="-5.03892417275068">
                <text:p>-5.03892417275068</text:p>
              </table:table-cell>
              <table:table-cell office:value-type="float" office:value="5.52797344330424">
                <text:p>5.527973443304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27085839942962">
                <text:p>-5.27085839942962</text:p>
              </table:table-cell>
              <table:table-cell office:value-type="float" office:value="6.28156443357562">
                <text:p>6.28156443357562</text:p>
              </table:table-cell>
              <table:table-cell office:value-type="float" office:value="-4.22815941488538">
                <text:p>-4.22815941488538</text:p>
              </table:table-cell>
              <table:table-cell office:value-type="float" office:value="6.58798221082321">
                <text:p>6.58798221082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.2">
                <text:p>-4.2</text:p>
              </table:table-cell>
              <table:table-cell office:value-type="float" office:value="7.27461339178928">
                <text:p>7.27461339178928</text:p>
              </table:table-cell>
              <table:table-cell office:value-type="float" office:value="-3.28892417275068">
                <text:p>-3.28892417275068</text:p>
              </table:table-cell>
              <table:table-cell office:value-type="float" office:value="7.44781847254617">
                <text:p>7.447818472546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80456517527048">
                <text:p>-2.80456517527048</text:p>
              </table:table-cell>
              <table:table-cell office:value-type="float" office:value="7.70547949044445">
                <text:p>7.70547949044445</text:p>
              </table:table-cell>
              <table:table-cell office:value-type="float" office:value="-2.24975663390289">
                <text:p>-2.24975663390289</text:p>
              </table:table-cell>
              <table:table-cell office:value-type="float" office:value="8.08135653875881">
                <text:p>8.08135653875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40655023910214">
                <text:p>-1.40655023910214</text:p>
              </table:table-cell>
              <table:table-cell office:value-type="float" office:value="7.97694279939888">
                <text:p>7.97694279939888</text:p>
              </table:table-cell>
              <table:table-cell office:value-type="float" office:value="-1.14223137816575">
                <text:p>-1.14223137816575</text:p>
              </table:table-cell>
              <table:table-cell office:value-type="float" office:value="8.46934667590499">
                <text:p>8.46934667590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98392781461871E-015">
                <text:p>-1.98392781461871E-015</text:p>
              </table:table-cell>
              <table:table-cell office:value-type="float" office:value="8.1">
                <text:p>8.1</text:p>
              </table:table-cell>
              <table:table-cell office:value-type="float" office:value="-1.61110818431899E-015">
                <text:p>-1.61110818431899E-015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94cm" svg:height="6.643cm" xlink:href=".." xlink:type="simple" chart:class="chart:scatter" chart:style-name="ch1">
        <chart:plot-area chart:style-name="ch2" table:cell-range-address="'Сахар, Верде'.A2:'Сахар, Верде'.B5 'Сахар, Верде'.B6:'Сахар, Верде'.B6" svg:x="0.128cm" svg:y="0.574cm" svg:width="8.366cm" svg:height="5.364cm">
          <chartooo:coordinate-region svg:x="0.749cm" svg:y="0.786cm" svg:width="7.651cm" svg:height="4.479cm"/>
          <chart:axis chart:dimension="x" chart:name="primary-x" chart:style-name="ch3">
            <chart:title svg:x="7.6cm" svg:y="4.683cm" chart:style-name="ch4">
              <text:p>C, %</text:p>
            </chart:title>
            <chart:grid chart:style-name="ch5" chart:class="major"/>
          </chart:axis>
          <chart:axis chart:dimension="y" chart:name="primary-y" chart:style-name="ch6">
            <chart:title svg:x="0.752cm" svg:y="0.203cm" chart:style-name="ch4">
              <text:p>α°</text:p>
            </chart:title>
            <chart:grid chart:style-name="ch5" chart:class="major"/>
          </chart:axis>
          <chart:series chart:style-name="ch7" chart:values-cell-range-address="'Сахар, Верде'.B2:'Сахар, Верде'.B5" chart:class="chart:scatter">
            <chart:domain table:cell-range-address="'Сахар, Верде'.A2:'Сахар, Верде'.A5"/>
            <chart:regression-curve chart:style-name="ch8">
              <chart:equation/>
            </chart:regression-curve>
            <chart:data-point chart:repeated="4"/>
          </chart:series>
          <chart:series chart:style-name="ch9" chart:values-cell-range-address="'Сахар, Верде'.B6:'Сахар, Верде'.B6" chart:class="chart:scatter">
            <chart:domain table:cell-range-address="'Сахар, Верде'.A6:'Сахар, Верде'.A6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Сахар, Верде'.A2:'Сахар, Верде'.A5</svg:desc>
                </draw:g>
              </table:table-cell>
              <table:table-cell office:value-type="float" office:value="1.9">
                <text:p>1.9</text:p>
                <draw:g>
                  <svg:desc>'Сахар, Верде'.B2:'Сахар, Верде'.B5</svg:desc>
                </draw:g>
              </table:table-cell>
              <table:table-cell office:value-type="float" office:value="3.08196721311475">
                <text:p>3.08196721311475</text:p>
                <draw:g>
                  <svg:desc>'Сахар, Верде'.A6:'Сахар, Верде'.A6</svg:desc>
                </draw:g>
              </table:table-cell>
              <table:table-cell office:value-type="float" office:value="5.9">
                <text:p>5.9</text:p>
                <draw:g>
                  <svg:desc>'Сахар, Верде'.B6:'Сахар, Верде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75cm" svg:height="6.709cm" xlink:href=".." xlink:type="simple" chart:class="chart:scatter" chart:column-mapping="1 0" chart:style-name="ch1">
        <chart:title svg:x="3.883cm" svg:y="0.027cm" chart:style-name="ch2">
          <text:p>Постоянная Верде</text:p>
        </chart:title>
        <chart:plot-area chart:style-name="ch3" table:cell-range-address="'Сахар, Верде'.E2:'Сахар, Верде'.F7" svg:x="0.625cm" svg:y="0.603cm" svg:width="10.595cm" svg:height="5.974cm">
          <chartooo:coordinate-region svg:x="1.061cm" svg:y="0.815cm" svg:width="9.694cm" svg:height="5.089cm"/>
          <chart:axis chart:dimension="x" chart:name="primary-x" chart:style-name="ch4">
            <chart:title svg:x="9.694cm" svg:y="5.335cm" chart:style-name="ch5">
              <text:p>Н, A/м</text:p>
            </chart:title>
            <chart:grid chart:style-name="ch6" chart:class="major"/>
          </chart:axis>
          <chart:axis chart:dimension="y" chart:name="primary-y" chart:style-name="ch7">
            <chart:title svg:x="1.095cm" svg:y="0.199cm" chart:style-name="ch5">
              <text:p>α°</text:p>
            </chart:title>
            <chart:grid chart:style-name="ch6" chart:class="major"/>
          </chart:axis>
          <chart:series chart:style-name="ch8" chart:values-cell-range-address="'Сахар, Верде'.E2:'Сахар, Верде'.E7" chart:class="chart:scatter">
            <chart:domain table:cell-range-address="'Сахар, Верде'.F2:'Сахар, Верде'.F7"/>
            <chart:regression-curve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00">
                <text:p>13000</text:p>
                <draw:g>
                  <svg:desc>'Сахар, Верде'.F2:'Сахар, Верде'.F7</svg:desc>
                </draw:g>
              </table:table-cell>
              <table:table-cell office:value-type="float" office:value="3.6">
                <text:p>3.6</text:p>
                <draw:g>
                  <svg:desc>'Сахар, Верде'.E2:'Сахар, Верде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50">
                <text:p>1625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00">
                <text:p>19500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750">
                <text:p>227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00">
                <text:p>2600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50">
                <text:p>29250</text:p>
              </table:table-cell>
              <table:table-cell office:value-type="float" office:value="8.1">
                <text:p>8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